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238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e181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color="#ce181e"/>
    </style:style>
    <style:style style:name="ce9" style:family="table-cell" style:parent-style-name="Default">
      <style:text-properties fo:color="#ce181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gers" table:style-name="ta1">
        <table:shapes>
          <draw:frame draw:z-index="0" draw:style-name="gr1" draw:text-style-name="P1" svg:width="548.42pt" svg:height="255.17pt" svg:x="435.71pt" svg:y="13.69pt">
            <draw:object draw:notify-on-update-of-ranges="Chargers.A2:Chargers.A2 Chargers.B2:Chargers.B2 Chargers.A3:Chargers.A3 Chargers.B3:Chargers.B3 Chargers.A4:Chargers.A4 Chargers.B4:Chargers.B4 Chargers.A5:Chargers.A5 Chargers.B5:Chargers.B5 Chargers.A6:Chargers.A6 Chargers.B6:Chargers.B6 Chargers.A7:Chargers.A7 Chargers.B7:Chargers.B7 Chargers.A8:Chargers.A8 Chargers.B8:Chargers.B8 Chargers.A9:Chargers.A9 Chargers.B9:Chargers.B9 Chargers.A10:Chargers.A10 Chargers.B10:Chargers.B10 Chargers.A11:Chargers.A11 Chargers.B11:Chargers.B11 Chargers.A12:Chargers.A12 Chargers.B12:Chargers.B12 Chargers.A13:Chargers.A13 Chargers.B13:Chargers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52.76pt" svg:height="255.66pt" svg:x="434.15pt" svg:y="290.78pt">
            <draw:object draw:notify-on-update-of-ranges="Chargers.A27:Chargers.A27 Chargers.B27:Chargers.B27 Chargers.A28:Chargers.A28 Chargers.B28:Chargers.B28 Chargers.A29:Chargers.A29 Chargers.B29:Chargers.B29 Chargers.A30:Chargers.A30 Chargers.B30:Chargers.B30 Chargers.A31:Chargers.A31 Chargers.B31:Chargers.B31 Chargers.A32:Chargers.A32 Chargers.B32:Chargers.B32 Chargers.A33:Chargers.A33 Chargers.B33:Chargers.B33 Chargers.A34:Chargers.A34 Chargers.B34:Chargers.B34 Chargers.A35:Chargers.A35 Chargers.B35:Chargers.B35 Chargers.A36:Chargers.A36 Chargers.B36:Chargers.B36 Chargers.A37:Chargers.A37 Chargers.B37:Chargers.B37 Chargers.A38:Chargers.A38 Chargers.B38:Chargers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52.53pt" svg:height="255.09pt" svg:x="434.38pt" svg:y="597.29pt">
            <draw:object draw:notify-on-update-of-ranges="Chargers.A51:Chargers.A51 Chargers.B51:Chargers.B51 Chargers.A52:Chargers.A52 Chargers.B52:Chargers.B52 Chargers.A53:Chargers.A53 Chargers.B53:Chargers.B53 Chargers.A54:Chargers.A54 Chargers.B54:Chargers.B54 Chargers.A55:Chargers.A55 Chargers.B55:Chargers.B55 Chargers.A56:Chargers.A56 Chargers.B56:Chargers.B56 Chargers.A57:Chargers.A57 Chargers.B57:Chargers.B57 Chargers.A58:Chargers.A58 Chargers.B58:Chargers.B58 Chargers.A59:Chargers.A59 Chargers.B59:Chargers.B59 Chargers.A60:Chargers.A60 Chargers.B60:Chargers.B60 Chargers.A61:Chargers.A61 Chargers.B61:Chargers.B61 Chargers.A62:Chargers.A62 Chargers.B62:Chargers.B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54.31pt" svg:height="255.34pt" svg:x="433.36pt" svg:y="917.49pt">
            <draw:object draw:notify-on-update-of-ranges="Chargers.A74:Chargers.A74 Chargers.B74:Chargers.B74 Chargers.A75:Chargers.A75 Chargers.B75:Chargers.B75 Chargers.A76:Chargers.A76 Chargers.B76:Chargers.B76 Chargers.A77:Chargers.A77 Chargers.B77:Chargers.B77 Chargers.A78:Chargers.A78 Chargers.B78:Chargers.B78 Chargers.A79:Chargers.A79 Chargers.B79:Chargers.B79 Chargers.A80:Chargers.A80 Chargers.B80:Chargers.B80 Chargers.A81:Chargers.A81 Chargers.B81:Chargers.B81 Chargers.A82:Chargers.A82 Chargers.B82:Chargers.B82 Chargers.A83:Chargers.A83 Chargers.B83:Chargers.B83 Chargers.A84:Chargers.A84 Chargers.B84:Chargers.B84 Chargers.A85:Chargers.A85 Chargers.B85:Chargers.B8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556.61pt" svg:height="254.95pt" svg:x="431.06pt" svg:y="1244.69pt">
            <draw:object draw:notify-on-update-of-ranges="Chargers.A98:Chargers.A98 Chargers.B98:Chargers.B98 Chargers.A99:Chargers.A99 Chargers.B99:Chargers.B99 Chargers.A100:Chargers.A100 Chargers.B100:Chargers.B100 Chargers.A101:Chargers.A101 Chargers.B101:Chargers.B101 Chargers.A102:Chargers.A102 Chargers.B102:Chargers.B102 Chargers.A103:Chargers.A103 Chargers.B103:Chargers.B103 Chargers.A104:Chargers.A104 Chargers.B104:Chargers.B104 Chargers.A105:Chargers.A105 Chargers.B105:Chargers.B105 Chargers.A106:Chargers.A106 Chargers.B106:Chargers.B106 Chargers.A107:Chargers.A107 Chargers.B107:Chargers.B107 Chargers.A108:Chargers.A108 Chargers.B108:Chargers.B108 Chargers.A109:Chargers.A109 Chargers.B109:Chargers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552.76pt" svg:height="254.95pt" svg:x="434.92pt" svg:y="1551.49pt">
            <draw:object draw:notify-on-update-of-ranges="Chargers.A120:Chargers.A120 Chargers.B120:Chargers.B120 Chargers.A121:Chargers.A121 Chargers.B121:Chargers.B121 Chargers.A122:Chargers.A122 Chargers.B122:Chargers.B122 Chargers.A123:Chargers.A123 Chargers.B123:Chargers.B123 Chargers.A124:Chargers.A124 Chargers.B124:Chargers.B124 Chargers.A125:Chargers.A125 Chargers.B125:Chargers.B125 Chargers.A126:Chargers.A126 Chargers.B126:Chargers.B126 Chargers.A127:Chargers.A127 Chargers.B127:Chargers.B127 Chargers.A128:Chargers.A128 Chargers.B128:Chargers.B128 Chargers.A129:Chargers.A129 Chargers.B129:Chargers.B129 Chargers.A130:Chargers.A130 Chargers.B130:Chargers.B130 Chargers.A131:Chargers.A131 Chargers.B131:Chargers.B1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56.81pt" svg:height="254.92pt" svg:x="433.39pt" svg:y="1844.59pt">
            <draw:object draw:notify-on-update-of-ranges="Chargers.A142:Chargers.A142 Chargers.B142:Chargers.B142 Chargers.A143:Chargers.A143 Chargers.B143:Chargers.B143 Chargers.A144:Chargers.A144 Chargers.B144:Chargers.B144 Chargers.A145:Chargers.A145 Chargers.B145:Chargers.B145 Chargers.A146:Chargers.A146 Chargers.B146:Chargers.B146 Chargers.A147:Chargers.A147 Chargers.B147:Chargers.B147 Chargers.A148:Chargers.A148 Chargers.B148:Chargers.B148 Chargers.A149:Chargers.A149 Chargers.B149:Chargers.B149 Chargers.A150:Chargers.A150 Chargers.B150:Chargers.B150 Chargers.A151:Chargers.A151 Chargers.B151:Chargers.B151 Chargers.A152:Chargers.A152 Chargers.B152:Chargers.B152 Chargers.A153:Chargers.A153 Chargers.B153:Chargers.B1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53.78pt" svg:height="255.09pt" svg:x="433.59pt" svg:y="2141.63pt">
            <draw:object draw:notify-on-update-of-ranges="Chargers.A165:Chargers.A165 Chargers.B165:Chargers.B165 Chargers.A166:Chargers.A166 Chargers.B166:Chargers.B166 Chargers.A167:Chargers.A167 Chargers.B167:Chargers.B167 Chargers.A168:Chargers.A168 Chargers.B168:Chargers.B168 Chargers.A169:Chargers.A169 Chargers.B169:Chargers.B169 Chargers.A170:Chargers.A170 Chargers.B170:Chargers.B170 Chargers.A171:Chargers.A171 Chargers.B171:Chargers.B171 Chargers.A172:Chargers.A172 Chargers.B172:Chargers.B172 Chargers.A173:Chargers.A173 Chargers.B173:Chargers.B173 Chargers.A174:Chargers.A174 Chargers.B174:Chargers.B174 Chargers.A175:Chargers.A175 Chargers.B175:Chargers.B175 Chargers.A176:Chargers.A176 Chargers.B176:Chargers.B1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33" calcext:value-type="float">
            <text:p>5.33</text:p>
          </table:table-cell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22" calcext:value-type="float">
            <text:p>5.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2" calcext:value-type="float">
            <text:p>5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9" calcext:value-type="float">
            <text:p>5.19</text:p>
          </table:table-cell>
          <table:table-cell office:value-type="float" office:value="4.4" calcext:value-type="float">
            <text:p>4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9" calcext:value-type="float">
            <text:p>5.19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18" calcext:value-type="float">
            <text:p>5.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sung ETAOU10EBE</text:p>
          </table:table-cell>
          <table:table-cell office:value-type="float" office:value="5.09" calcext:value-type="float">
            <text:p>5.09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2" calcext:value-type="float">
            <text:p>5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4.97" calcext:value-type="float">
            <text:p>4.97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2" table:number-rows-repeated="1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9" calcext:value-type="float">
            <text:p>5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19" calcext:value-type="float">
            <text:p>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19" calcext:value-type="float">
            <text:p>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8" calcext:value-type="float">
            <text:p>5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11" calcext:value-type="float">
            <text:p>5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5" calcext:value-type="float">
            <text:p>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5" calcext:value-type="float">
            <text:p>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office:value-type="float" office:value="5.03" calcext:value-type="float">
            <text:p>5.03</text:p>
          </table:table-cell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6" calcext:value-type="float">
            <text:p>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5" calcext:value-type="float">
            <text:p>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8" calcext:value-type="float">
            <text:p>5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3" calcext:value-type="float">
            <text:p>5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8" calcext:value-type="float">
            <text:p>5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5" calcext:value-type="float">
            <text:p>5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5" calcext:value-type="float">
            <text:p>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9" calcext:value-type="float">
            <text:p>5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33" calcext:value-type="float">
            <text:p>5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9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6" calcext:value-type="float">
            <text:p>5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2" calcext:value-type="float">
            <text:p>5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6" calcext:value-type="float">
            <text:p>5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9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table:style-name="ce3" office:value-type="float" office:value="5.31" calcext:value-type="float">
            <text:p>5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23" calcext:value-type="float">
            <text:p>5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4.93" calcext:value-type="float">
            <text:p>4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10" office:value-type="float" office:value="3.5" calcext:value-type="float">
            <text:p>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4.98" calcext:value-type="float">
            <text:p>4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4.98" calcext:value-type="float">
            <text:p>4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2-port BY-0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itzwulf BW-S6 2.4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CTD-050300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7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10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4.95" calcext:value-type="float">
            <text:p>4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itzwulf BW-S6 QC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2-port BY-0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itzwulf BW-S6 2.4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CTD-050300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10"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4.92" calcext:value-type="float">
            <text:p>4.92</text:p>
          </table:table-cell>
          <table:table-cell table:number-columns-repeated="12"/>
        </table:table-row>
      </table:table>
      <table:table table:name="Cables" table:style-name="ta1">
        <table:shapes>
          <draw:frame draw:z-index="0" draw:style-name="gr1" draw:text-style-name="P1" svg:width="453.51pt" svg:height="255.09pt" svg:x="443.25pt" svg:y="141.62pt">
            <draw:object draw:notify-on-update-of-ranges="Cables.A4:Cables.A11 Cables.C1:Cables.C1 Cables.D4:Cables.D11 Cables.E1:Cables.E1 Cables.F4:Cables.F11 Cables.G1:Cables.G1 Cables.H4:Cables.H11 Cables.I1:Cables.I1 Cables.J4:Cables.J11 Cables.K1:Cables.K1 Cables.L4:Cables.L11 Cables.M1:Cables.M1 Cables.N4:Cables.N11 Cables.O1:Cables.O1 Cables.P4:Cables.P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0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0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0 A</text:p>
          </table:table-cell>
          <table:table-cell table:style-name="ce7"/>
          <table:table-cell table:style-name="ce2" office:value-type="string" calcext:value-type="string">
            <text:p>0.5 A</text:p>
          </table:table-cell>
          <table:table-cell table:style-name="ce7"/>
          <table:table-cell table:style-name="ce2" office:value-type="string" calcext:value-type="string">
            <text:p>1 A</text:p>
          </table:table-cell>
          <table:table-cell table:style-name="ce7"/>
          <table:table-cell table:style-name="ce2" office:value-type="string" calcext:value-type="string">
            <text:p>1.5 A</text:p>
          </table:table-cell>
          <table:table-cell table:style-name="ce7"/>
          <table:table-cell table:style-name="ce2" office:value-type="string" calcext:value-type="string">
            <text:p>2 A</text:p>
          </table:table-cell>
          <table:table-cell table:style-name="ce7"/>
          <table:table-cell table:style-name="ce2" office:value-type="string" calcext:value-type="string">
            <text:p>2.5 A</text:p>
          </table:table-cell>
          <table:table-cell table:style-name="ce7"/>
          <table:table-cell table:style-name="ce2" office:value-type="string" calcext:value-type="string">
            <text:p>3 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5.18" calcext:value-type="float">
            <text:p>5.18</text:p>
          </table:table-cell>
          <table:table-cell/>
          <table:table-cell office:value-type="float" office:value="5.16" calcext:value-type="float">
            <text:p>5.16</text:p>
          </table:table-cell>
          <table:table-cell/>
          <table:table-cell office:value-type="float" office:value="5.15" calcext:value-type="float">
            <text:p>5.15</text:p>
          </table:table-cell>
          <table:table-cell/>
          <table:table-cell office:value-type="float" office:value="5.14" calcext:value-type="float">
            <text:p>5.14</text:p>
          </table:table-cell>
          <table:table-cell/>
          <table:table-cell office:value-type="float" office:value="5.12" calcext:value-type="float">
            <text:p>5.12</text:p>
          </table:table-cell>
          <table:table-cell/>
          <table:table-cell office:value-type="float" office:value="5.1" calcext:value-type="float">
            <text:p>5.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itzwolf red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$C$2]-[.C4]" office:value-type="float" office:value="0" calcext:value-type="float">
            <text:p>0</text:p>
          </table:table-cell>
          <table:table-cell office:value-type="float" office:value="5.15" calcext:value-type="float">
            <text:p>5.15</text:p>
          </table:table-cell>
          <table:table-cell table:formula="of:=[.$E$2]-[.E4]" office:value-type="float" office:value="0.0299999999999994" calcext:value-type="float">
            <text:p>0.029999999999999</text:p>
          </table:table-cell>
          <table:table-cell office:value-type="float" office:value="5.11" calcext:value-type="float">
            <text:p>5.11</text:p>
          </table:table-cell>
          <table:table-cell table:formula="of:=[.$G$2]-[.G4]" office:value-type="float" office:value="0.0499999999999998" calcext:value-type="float">
            <text:p>0.05</text:p>
          </table:table-cell>
          <table:table-cell office:value-type="float" office:value="5.06" calcext:value-type="float">
            <text:p>5.06</text:p>
          </table:table-cell>
          <table:table-cell table:formula="of:=[.$I$2]-[.I4]" office:value-type="float" office:value="0.0900000000000007" calcext:value-type="float">
            <text:p>0.090000000000001</text:p>
          </table:table-cell>
          <table:table-cell office:value-type="float" office:value="5.02" calcext:value-type="float">
            <text:p>5.02</text:p>
          </table:table-cell>
          <table:table-cell table:formula="of:=[.$K$2]-[.K4]" office:value-type="float" office:value="0.12" calcext:value-type="float">
            <text:p>0.12</text:p>
          </table:table-cell>
          <table:table-cell office:value-type="float" office:value="4.98" calcext:value-type="float">
            <text:p>4.98</text:p>
          </table:table-cell>
          <table:table-cell table:formula="of:=[.$M$2]-[.M4]" office:value-type="float" office:value="0.14" calcext:value-type="float">
            <text:p>0.14</text:p>
          </table:table-cell>
          <table:table-cell office:value-type="float" office:value="4.89" calcext:value-type="float">
            <text:p>4.89</text:p>
          </table:table-cell>
          <table:table-cell table:style-name="ce9" table:formula="of:=[.$O$2]-[.O4]" office:value-type="float" office:value="0.21" calcext:value-type="float">
            <text:p>0.2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mall hard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5]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formula="of:=[.$E$2]-[.E5]" office:value-type="float" office:value="0.0499999999999998" calcext:value-type="float">
            <text:p>0.05</text:p>
          </table:table-cell>
          <table:table-cell office:value-type="float" office:value="5.07" calcext:value-type="float">
            <text:p>5.07</text:p>
          </table:table-cell>
          <table:table-cell table:formula="of:=[.$G$2]-[.G5]" office:value-type="float" office:value="0.0899999999999999" calcext:value-type="float">
            <text:p>0.09</text:p>
          </table:table-cell>
          <table:table-cell office:value-type="float" office:value="5.02" calcext:value-type="float">
            <text:p>5.02</text:p>
          </table:table-cell>
          <table:table-cell table:formula="of:=[.$I$2]-[.I5]" office:value-type="float" office:value="0.130000000000001" calcext:value-type="float">
            <text:p>0.130000000000001</text:p>
          </table:table-cell>
          <table:table-cell office:value-type="float" office:value="4.96" calcext:value-type="float">
            <text:p>4.96</text:p>
          </table:table-cell>
          <table:table-cell table:formula="of:=[.$K$2]-[.K5]" office:value-type="float" office:value="0.18" calcext:value-type="float">
            <text:p>0.18</text:p>
          </table:table-cell>
          <table:table-cell office:value-type="float" office:value="4.9" calcext:value-type="float">
            <text:p>4.9</text:p>
          </table:table-cell>
          <table:table-cell table:formula="of:=[.$M$2]-[.M5]" office:value-type="float" office:value="0.22" calcext:value-type="float">
            <text:p>0.22</text:p>
          </table:table-cell>
          <table:table-cell office:value-type="float" office:value="4.83" calcext:value-type="float">
            <text:p>4.83</text:p>
          </table:table-cell>
          <table:table-cell table:style-name="ce9" table:formula="of:=[.$O$2]-[.O5]" office:value-type="float" office:value="0.27" calcext:value-type="float">
            <text:p>0.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eus black, flexible</text:p>
          </table:table-cell>
          <table:table-cell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$C$2]-[.C6]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formula="of:=[.$E$2]-[.E6]" office:value-type="float" office:value="0.0499999999999998" calcext:value-type="float">
            <text:p>0.05</text:p>
          </table:table-cell>
          <table:table-cell office:value-type="float" office:value="5.07" calcext:value-type="float">
            <text:p>5.07</text:p>
          </table:table-cell>
          <table:table-cell table:formula="of:=[.$G$2]-[.G6]" office:value-type="float" office:value="0.0899999999999999" calcext:value-type="float">
            <text:p>0.09</text:p>
          </table:table-cell>
          <table:table-cell office:value-type="float" office:value="5.01" calcext:value-type="float">
            <text:p>5.01</text:p>
          </table:table-cell>
          <table:table-cell table:formula="of:=[.$I$2]-[.I6]" office:value-type="float" office:value="0.140000000000001" calcext:value-type="float">
            <text:p>0.140000000000001</text:p>
          </table:table-cell>
          <table:table-cell office:value-type="float" office:value="4.95" calcext:value-type="float">
            <text:p>4.95</text:p>
          </table:table-cell>
          <table:table-cell table:formula="of:=[.$K$2]-[.K6]" office:value-type="float" office:value="0.19" calcext:value-type="float">
            <text:p>0.19</text:p>
          </table:table-cell>
          <table:table-cell office:value-type="float" office:value="4.89" calcext:value-type="float">
            <text:p>4.89</text:p>
          </table:table-cell>
          <table:table-cell table:formula="of:=[.$M$2]-[.M6]" office:value-type="float" office:value="0.23" calcext:value-type="float">
            <text:p>0.23</text:p>
          </table:table-cell>
          <table:table-cell office:value-type="float" office:value="4.8" calcext:value-type="float">
            <text:p>4.8</text:p>
          </table:table-cell>
          <table:table-cell table:style-name="ce9" table:formula="of:=[.$O$2]-[.O6]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3 white, flat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7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7]" office:value-type="float" office:value="0.0800000000000001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table:formula="of:=[.$G$2]-[.G7]" office:value-type="float" office:value="0.140000000000001" calcext:value-type="float">
            <text:p>0.140000000000001</text:p>
          </table:table-cell>
          <table:table-cell office:value-type="float" office:value="4.93" calcext:value-type="float">
            <text:p>4.93</text:p>
          </table:table-cell>
          <table:table-cell table:formula="of:=[.$I$2]-[.I7]" office:value-type="float" office:value="0.220000000000001" calcext:value-type="float">
            <text:p>0.220000000000001</text:p>
          </table:table-cell>
          <table:table-cell office:value-type="float" office:value="4.85" calcext:value-type="float">
            <text:p>4.85</text:p>
          </table:table-cell>
          <table:table-cell table:formula="of:=[.$K$2]-[.K7]" office:value-type="float" office:value="0.29" calcext:value-type="float">
            <text:p>0.29</text:p>
          </table:table-cell>
          <table:table-cell office:value-type="float" office:value="4.79" calcext:value-type="float">
            <text:p>4.79</text:p>
          </table:table-cell>
          <table:table-cell table:formula="of:=[.$M$2]-[.M7]" office:value-type="float" office:value="0.33" calcext:value-type="float">
            <text:p>0.33</text:p>
          </table:table-cell>
          <table:table-cell office:value-type="float" office:value="4.64" calcext:value-type="float">
            <text:p>4.64</text:p>
          </table:table-cell>
          <table:table-cell table:style-name="ce9" table:formula="of:=[.$O$2]-[.O7]"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7 white</text:p>
          </table:table-cell>
          <table:table-cell office:value-type="float" office:value="0.3" calcext:value-type="float">
            <text:p>0.3</text:p>
          </table:table-cell>
          <table:table-cell office:value-type="float" office:value="5.18" calcext:value-type="float">
            <text:p>5.18</text:p>
          </table:table-cell>
          <table:table-cell table:formula="of:=[.$C$2]-[.C8]" office:value-type="float" office:value="0.0100000000000007" calcext:value-type="float">
            <text:p>0.010000000000001</text:p>
          </table:table-cell>
          <table:table-cell office:value-type="float" office:value="5.05" calcext:value-type="float">
            <text:p>5.05</text:p>
          </table:table-cell>
          <table:table-cell table:formula="of:=[.$E$2]-[.E8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G$2]-[.G8]" office:value-type="float" office:value="0.21" calcext:value-type="float">
            <text:p>0.21</text:p>
          </table:table-cell>
          <table:table-cell office:value-type="float" office:value="4.85" calcext:value-type="float">
            <text:p>4.85</text:p>
          </table:table-cell>
          <table:table-cell table:formula="of:=[.$I$2]-[.I8]" office:value-type="float" office:value="0.300000000000001" calcext:value-type="float">
            <text:p>0.300000000000001</text:p>
          </table:table-cell>
          <table:table-cell office:value-type="float" office:value="4.78" calcext:value-type="float">
            <text:p>4.78</text:p>
          </table:table-cell>
          <table:table-cell table:formula="of:=[.$K$2]-[.K8]" office:value-type="float" office:value="0.359999999999999" calcext:value-type="float">
            <text:p>0.359999999999999</text:p>
          </table:table-cell>
          <table:table-cell office:value-type="float" office:value="4.71" calcext:value-type="float">
            <text:p>4.71</text:p>
          </table:table-cell>
          <table:table-cell table:formula="of:=[.$M$2]-[.M8]" office:value-type="float" office:value="0.41" calcext:value-type="float">
            <text:p>0.41</text:p>
          </table:table-cell>
          <table:table-cell office:value-type="float" office:value="4.6" calcext:value-type="float">
            <text:p>4.6</text:p>
          </table:table-cell>
          <table:table-cell table:style-name="ce9" table:formula="of:=[.$O$2]-[.O8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8 black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9]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table:formula="of:=[.$E$2]-[.E9]" office:value-type="float" office:value="0.13" calcext:value-type="float">
            <text:p>0.13</text:p>
          </table:table-cell>
          <table:table-cell office:value-type="float" office:value="4.93" calcext:value-type="float">
            <text:p>4.93</text:p>
          </table:table-cell>
          <table:table-cell table:formula="of:=[.$G$2]-[.G9]" office:value-type="float" office:value="0.23" calcext:value-type="float">
            <text:p>0.23</text:p>
          </table:table-cell>
          <table:table-cell office:value-type="float" office:value="4.83" calcext:value-type="float">
            <text:p>4.83</text:p>
          </table:table-cell>
          <table:table-cell table:formula="of:=[.$I$2]-[.I9]" office:value-type="float" office:value="0.32" calcext:value-type="float">
            <text:p>0.32</text:p>
          </table:table-cell>
          <table:table-cell office:value-type="float" office:value="4.78" calcext:value-type="float">
            <text:p>4.78</text:p>
          </table:table-cell>
          <table:table-cell table:formula="of:=[.$K$2]-[.K9]" office:value-type="float" office:value="0.359999999999999" calcext:value-type="float">
            <text:p>0.359999999999999</text:p>
          </table:table-cell>
          <table:table-cell office:value-type="float" office:value="4.71" calcext:value-type="float">
            <text:p>4.71</text:p>
          </table:table-cell>
          <table:table-cell table:formula="of:=[.$M$2]-[.M9]" office:value-type="float" office:value="0.41" calcext:value-type="float">
            <text:p>0.41</text:p>
          </table:table-cell>
          <table:table-cell office:value-type="float" office:value="4.58" calcext:value-type="float">
            <text:p>4.58</text:p>
          </table:table-cell>
          <table:table-cell table:style-name="ce9" table:formula="of:=[.$O$2]-[.O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2 black, round</text:p>
          </table:table-cell>
          <table:table-cell office:value-type="float" office:value="0.15" calcext:value-type="float">
            <text:p>0.15</text:p>
          </table:table-cell>
          <table:table-cell office:value-type="float" office:value="5.16" calcext:value-type="float">
            <text:p>5.16</text:p>
          </table:table-cell>
          <table:table-cell table:formula="of:=[.$C$2]-[.C10]" office:value-type="float" office:value="0.0300000000000002" calcext:value-type="float">
            <text:p>0.03</text:p>
          </table:table-cell>
          <table:table-cell office:value-type="float" office:value="4.73" calcext:value-type="float">
            <text:p>4.73</text:p>
          </table:table-cell>
          <table:table-cell table:formula="of:=[.$E$2]-[.E10]" office:value-type="float" office:value="0.449999999999999" calcext:value-type="float">
            <text:p>0.449999999999999</text:p>
          </table:table-cell>
          <table:table-cell office:value-type="float" office:value="4.34" calcext:value-type="float">
            <text:p>4.34</text:p>
          </table:table-cell>
          <table:table-cell table:formula="of:=[.$G$2]-[.G10]" office:value-type="float" office:value="0.82" calcext:value-type="float">
            <text:p>0.82</text:p>
          </table:table-cell>
          <table:table-cell office:value-type="float" office:value="3.93" calcext:value-type="float">
            <text:p>3.93</text:p>
          </table:table-cell>
          <table:table-cell table:formula="of:=[.$I$2]-[.I10]" office:value-type="float" office:value="1.22" calcext:value-type="float">
            <text:p>1.22</text:p>
          </table:table-cell>
          <table:table-cell table:number-columns-repeated="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Noname 1 black, round</text:p>
          </table:table-cell>
          <table:table-cell office:value-type="float" office:value="0.2" calcext:value-type="float">
            <text:p>0.2</text:p>
          </table:table-cell>
          <table:table-cell office:value-type="float" office:value="5.14" calcext:value-type="float">
            <text:p>5.14</text:p>
          </table:table-cell>
          <table:table-cell table:formula="of:=[.$C$2]-[.C11]" office:value-type="float" office:value="0.0500000000000007" calcext:value-type="float">
            <text:p>0.050000000000001</text:p>
          </table:table-cell>
          <table:table-cell office:value-type="float" office:value="4.58" calcext:value-type="float">
            <text:p>4.58</text:p>
          </table:table-cell>
          <table:table-cell table:formula="of:=[.$E$2]-[.E11]" office:value-type="float" office:value="0.6" calcext:value-type="float">
            <text:p>0.6</text:p>
          </table:table-cell>
          <table:table-cell office:value-type="float" office:value="4.12" calcext:value-type="float">
            <text:p>4.12</text:p>
          </table:table-cell>
          <table:table-cell table:formula="of:=[.$G$2]-[.G11]" office:value-type="float" office:value="1.04" calcext:value-type="float">
            <text:p>1.04</text:p>
          </table:table-cell>
          <table:table-cell table:number-columns-repeated="7"/>
          <table:table-cell table:style-name="ce9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Baseus black, flexible, type-c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4]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formula="of:=[.$E$2]-[.E14]" office:value-type="float" office:value="0.04" calcext:value-type="float">
            <text:p>0.04</text:p>
          </table:table-cell>
          <table:table-cell office:value-type="float" office:value="5.08" calcext:value-type="float">
            <text:p>5.08</text:p>
          </table:table-cell>
          <table:table-cell table:formula="of:=[.$G$2]-[.G14]" office:value-type="float" office:value="0.0800000000000001" calcext:value-type="float">
            <text:p>0.08</text:p>
          </table:table-cell>
          <table:table-cell office:value-type="float" office:value="5.03" calcext:value-type="float">
            <text:p>5.03</text:p>
          </table:table-cell>
          <table:table-cell table:formula="of:=[.$I$2]-[.I14]" office:value-type="float" office:value="0.12" calcext:value-type="float">
            <text:p>0.12</text:p>
          </table:table-cell>
          <table:table-cell office:value-type="float" office:value="4.98" calcext:value-type="float">
            <text:p>4.98</text:p>
          </table:table-cell>
          <table:table-cell table:formula="of:=[.$K$2]-[.K14]" office:value-type="float" office:value="0.159999999999999" calcext:value-type="float">
            <text:p>0.159999999999999</text:p>
          </table:table-cell>
          <table:table-cell office:value-type="float" office:value="4.92" calcext:value-type="float">
            <text:p>4.92</text:p>
          </table:table-cell>
          <table:table-cell table:formula="of:=[.$M$2]-[.M14]" office:value-type="float" office:value="0.2" calcext:value-type="float">
            <text:p>0.2</text:p>
          </table:table-cell>
          <table:table-cell office:value-type="float" office:value="4.82" calcext:value-type="float">
            <text:p>4.82</text:p>
          </table:table-cell>
          <table:table-cell table:style-name="ce9" table:formula="of:=[.$O$2]-[.O14]" office:value-type="float" office:value="0.279999999999999" calcext:value-type="float">
            <text:p>0.27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oetech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5]"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formula="of:=[.$E$2]-[.E15]" office:value-type="float" office:value="0.0599999999999996" calcext:value-type="float">
            <text:p>0.06</text:p>
          </table:table-cell>
          <table:table-cell office:value-type="float" office:value="5.05" calcext:value-type="float">
            <text:p>5.05</text:p>
          </table:table-cell>
          <table:table-cell table:formula="of:=[.$G$2]-[.G15]" office:value-type="float" office:value="0.11" calcext:value-type="float">
            <text:p>0.11</text:p>
          </table:table-cell>
          <table:table-cell office:value-type="float" office:value="4.98" calcext:value-type="float">
            <text:p>4.98</text:p>
          </table:table-cell>
          <table:table-cell table:formula="of:=[.$I$2]-[.I15]" office:value-type="float" office:value="0.17" calcext:value-type="float">
            <text:p>0.17</text:p>
          </table:table-cell>
          <table:table-cell office:value-type="float" office:value="4.91" calcext:value-type="float">
            <text:p>4.91</text:p>
          </table:table-cell>
          <table:table-cell table:formula="of:=[.$K$2]-[.K15]" office:value-type="float" office:value="0.23" calcext:value-type="float">
            <text:p>0.23</text:p>
          </table:table-cell>
          <table:table-cell office:value-type="float" office:value="4.84" calcext:value-type="float">
            <text:p>4.84</text:p>
          </table:table-cell>
          <table:table-cell table:formula="of:=[.$M$2]-[.M15]" office:value-type="float" office:value="0.28" calcext:value-type="float">
            <text:p>0.28</text:p>
          </table:table-cell>
          <table:table-cell office:value-type="float" office:value="4.75" calcext:value-type="float">
            <text:p>4.75</text:p>
          </table:table-cell>
          <table:table-cell table:style-name="ce9" table:formula="of:=[.$O$2]-[.O15]" office:value-type="float" office:value="0.35" calcext:value-type="float">
            <text:p>0.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E200088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table:formula="of:=[.$C$2]-[.C16]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formula="of:=[.$E$2]-[.E16]" office:value-type="float" office:value="0.0699999999999994" calcext:value-type="float">
            <text:p>0.069999999999999</text:p>
          </table:table-cell>
          <table:table-cell office:value-type="float" office:value="5.03" calcext:value-type="float">
            <text:p>5.03</text:p>
          </table:table-cell>
          <table:table-cell table:formula="of:=[.$G$2]-[.G16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I$2]-[.I16]" office:value-type="float" office:value="0.2" calcext:value-type="float">
            <text:p>0.2</text:p>
          </table:table-cell>
          <table:table-cell office:value-type="float" office:value="4.87" calcext:value-type="float">
            <text:p>4.87</text:p>
          </table:table-cell>
          <table:table-cell table:formula="of:=[.$K$2]-[.K16]" office:value-type="float" office:value="0.27" calcext:value-type="float">
            <text:p>0.27</text:p>
          </table:table-cell>
          <table:table-cell office:value-type="float" office:value="4.79" calcext:value-type="float">
            <text:p>4.79</text:p>
          </table:table-cell>
          <table:table-cell table:formula="of:=[.$M$2]-[.M16]" office:value-type="float" office:value="0.33" calcext:value-type="float">
            <text:p>0.33</text:p>
          </table:table-cell>
          <table:table-cell office:value-type="float" office:value="4.69" calcext:value-type="float">
            <text:p>4.69</text:p>
          </table:table-cell>
          <table:table-cell table:style-name="ce9" table:formula="of:=[.$O$2]-[.O16]" office:value-type="float" office:value="0.409999999999999" calcext:value-type="float">
            <text:p>0.40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4 black, round, thin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7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17]" office:value-type="float" office:value="0.0800000000000001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table:formula="of:=[.$G$2]-[.G17]" office:value-type="float" office:value="0.140000000000001" calcext:value-type="float">
            <text:p>0.140000000000001</text:p>
          </table:table-cell>
          <table:table-cell office:value-type="float" office:value="4.93" calcext:value-type="float">
            <text:p>4.93</text:p>
          </table:table-cell>
          <table:table-cell table:formula="of:=[.$I$2]-[.I17]" office:value-type="float" office:value="0.220000000000001" calcext:value-type="float">
            <text:p>0.220000000000001</text:p>
          </table:table-cell>
          <table:table-cell office:value-type="float" office:value="4.85" calcext:value-type="float">
            <text:p>4.85</text:p>
          </table:table-cell>
          <table:table-cell table:formula="of:=[.$K$2]-[.K17]" office:value-type="float" office:value="0.29" calcext:value-type="float">
            <text:p>0.29</text:p>
          </table:table-cell>
          <table:table-cell office:value-type="float" office:value="4.76" calcext:value-type="float">
            <text:p>4.76</text:p>
          </table:table-cell>
          <table:table-cell table:formula="of:=[.$M$2]-[.M17]" office:value-type="float" office:value="0.36" calcext:value-type="float">
            <text:p>0.36</text:p>
          </table:table-cell>
          <table:table-cell office:value-type="float" office:value="4.64" calcext:value-type="float">
            <text:p>4.64</text:p>
          </table:table-cell>
          <table:table-cell table:style-name="ce9" table:formula="of:=[.$O$2]-[.O17]"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ung ECC1DUOBBK KD1D525DS E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table:formula="of:=[.$C$2]-[.C18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18]" office:value-type="float" office:value="0.0800000000000001" calcext:value-type="float">
            <text:p>0.08</text:p>
          </table:table-cell>
          <table:table-cell office:value-type="float" office:value="5.01" calcext:value-type="float">
            <text:p>5.01</text:p>
          </table:table-cell>
          <table:table-cell table:formula="of:=[.$G$2]-[.G18]" office:value-type="float" office:value="0.15" calcext:value-type="float">
            <text:p>0.15</text:p>
          </table:table-cell>
          <table:table-cell office:value-type="float" office:value="4.92" calcext:value-type="float">
            <text:p>4.92</text:p>
          </table:table-cell>
          <table:table-cell table:formula="of:=[.$I$2]-[.I18]" office:value-type="float" office:value="0.23" calcext:value-type="float">
            <text:p>0.23</text:p>
          </table:table-cell>
          <table:table-cell office:value-type="float" office:value="4.84" calcext:value-type="float">
            <text:p>4.84</text:p>
          </table:table-cell>
          <table:table-cell table:formula="of:=[.$K$2]-[.K18]" office:value-type="float" office:value="0.3" calcext:value-type="float">
            <text:p>0.3</text:p>
          </table:table-cell>
          <table:table-cell office:value-type="float" office:value="4.74" calcext:value-type="float">
            <text:p>4.74</text:p>
          </table:table-cell>
          <table:table-cell table:formula="of:=[.$M$2]-[.M18]" office:value-type="float" office:value="0.38" calcext:value-type="float">
            <text:p>0.38</text:p>
          </table:table-cell>
          <table:table-cell office:value-type="float" office:value="4.63" calcext:value-type="float">
            <text:p>4.63</text:p>
          </table:table-cell>
          <table:table-cell table:style-name="ce9" table:formula="of:=[.$O$2]-[.O18]" office:value-type="float" office:value="0.47" calcext:value-type="float">
            <text:p>0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ngxing</text:p>
          </table:table-cell>
          <table:table-cell office:value-type="float" office:value="0.5" calcext:value-type="float">
            <text:p>0.5</text:p>
          </table:table-cell>
          <table:table-cell office:value-type="float" office:value="5.18" calcext:value-type="float">
            <text:p>5.18</text:p>
          </table:table-cell>
          <table:table-cell table:formula="of:=[.$C$2]-[.C19]" office:value-type="float" office:value="0.0100000000000007" calcext:value-type="float">
            <text:p>0.010000000000001</text:p>
          </table:table-cell>
          <table:table-cell office:value-type="float" office:value="5.06" calcext:value-type="float">
            <text:p>5.06</text:p>
          </table:table-cell>
          <table:table-cell table:formula="of:=[.$E$2]-[.E19]" office:value-type="float" office:value="0.12" calcext:value-type="float">
            <text:p>0.12</text:p>
          </table:table-cell>
          <table:table-cell office:value-type="float" office:value="4.96" calcext:value-type="float">
            <text:p>4.96</text:p>
          </table:table-cell>
          <table:table-cell table:formula="of:=[.$G$2]-[.G19]" office:value-type="float" office:value="0.2" calcext:value-type="float">
            <text:p>0.2</text:p>
          </table:table-cell>
          <table:table-cell office:value-type="float" office:value="4.86" calcext:value-type="float">
            <text:p>4.86</text:p>
          </table:table-cell>
          <table:table-cell table:formula="of:=[.$I$2]-[.I19]" office:value-type="float" office:value="0.29" calcext:value-type="float">
            <text:p>0.29</text:p>
          </table:table-cell>
          <table:table-cell office:value-type="float" office:value="4.76" calcext:value-type="float">
            <text:p>4.76</text:p>
          </table:table-cell>
          <table:table-cell table:formula="of:=[.$K$2]-[.K19]" office:value-type="float" office:value="0.38" calcext:value-type="float">
            <text:p>0.38</text:p>
          </table:table-cell>
          <table:table-cell office:value-type="float" office:value="4.65" calcext:value-type="float">
            <text:p>4.65</text:p>
          </table:table-cell>
          <table:table-cell table:formula="of:=[.$M$2]-[.M19]" office:value-type="float" office:value="0.47" calcext:value-type="float">
            <text:p>0.47</text:p>
          </table:table-cell>
          <table:table-cell office:value-type="float" office:value="4.54" calcext:value-type="float">
            <text:p>4.54</text:p>
          </table:table-cell>
          <table:table-cell table:style-name="ce9" table:formula="of:=[.$O$2]-[.O19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iaomi white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table:formula="of:=[.$C$2]-[.C20]" office:value-type="float" office:value="0.0100000000000007" calcext:value-type="float">
            <text:p>0.010000000000001</text:p>
          </table:table-cell>
          <table:table-cell office:value-type="float" office:value="5.05" calcext:value-type="float">
            <text:p>5.05</text:p>
          </table:table-cell>
          <table:table-cell table:formula="of:=[.$E$2]-[.E20]" office:value-type="float" office:value="0.13" calcext:value-type="float">
            <text:p>0.13</text:p>
          </table:table-cell>
          <table:table-cell office:value-type="float" office:value="4.92" calcext:value-type="float">
            <text:p>4.92</text:p>
          </table:table-cell>
          <table:table-cell table:formula="of:=[.$G$2]-[.G20]" office:value-type="float" office:value="0.24" calcext:value-type="float">
            <text:p>0.24</text:p>
          </table:table-cell>
          <table:table-cell office:value-type="float" office:value="4.79" calcext:value-type="float">
            <text:p>4.79</text:p>
          </table:table-cell>
          <table:table-cell table:formula="of:=[.$I$2]-[.I20]" office:value-type="float" office:value="0.36" calcext:value-type="float">
            <text:p>0.36</text:p>
          </table:table-cell>
          <table:table-cell office:value-type="float" office:value="4.66" calcext:value-type="float">
            <text:p>4.66</text:p>
          </table:table-cell>
          <table:table-cell table:formula="of:=[.$K$2]-[.K20]" office:value-type="float" office:value="0.48" calcext:value-type="float">
            <text:p>0.48</text:p>
          </table:table-cell>
          <table:table-cell office:value-type="float" office:value="4.53" calcext:value-type="float">
            <text:p>4.53</text:p>
          </table:table-cell>
          <table:table-cell table:formula="of:=[.$M$2]-[.M20]" office:value-type="float" office:value="0.59" calcext:value-type="float">
            <text:p>0.59</text:p>
          </table:table-cell>
          <table:table-cell office:value-type="float" office:value="4.36" calcext:value-type="float">
            <text:p>4.36</text:p>
          </table:table-cell>
          <table:table-cell table:style-name="ce9" table:formula="of:=[.$O$2]-[.O20]" office:value-type="float" office:value="0.739999999999999" calcext:value-type="float">
            <text:p>0.73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ung U2 APCBU10BBE SW1B729AS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table:formula="of:=[.$C$2]-[.C21]" office:value-type="float" office:value="0.0100000000000007" calcext:value-type="float">
            <text:p>0.010000000000001</text:p>
          </table:table-cell>
          <table:table-cell office:value-type="float" office:value="5.01" calcext:value-type="float">
            <text:p>5.01</text:p>
          </table:table-cell>
          <table:table-cell table:formula="of:=[.$E$2]-[.E21]" office:value-type="float" office:value="0.17" calcext:value-type="float">
            <text:p>0.17</text:p>
          </table:table-cell>
          <table:table-cell office:value-type="float" office:value="4.85" calcext:value-type="float">
            <text:p>4.85</text:p>
          </table:table-cell>
          <table:table-cell table:formula="of:=[.$G$2]-[.G21]" office:value-type="float" office:value="0.31" calcext:value-type="float">
            <text:p>0.31</text:p>
          </table:table-cell>
          <table:table-cell office:value-type="float" office:value="4.69" calcext:value-type="float">
            <text:p>4.69</text:p>
          </table:table-cell>
          <table:table-cell table:formula="of:=[.$I$2]-[.I21]" office:value-type="float" office:value="0.46" calcext:value-type="float">
            <text:p>0.46</text:p>
          </table:table-cell>
          <table:table-cell office:value-type="float" office:value="4.52" calcext:value-type="float">
            <text:p>4.52</text:p>
          </table:table-cell>
          <table:table-cell table:formula="of:=[.$K$2]-[.K21]" office:value-type="float" office:value="0.62" calcext:value-type="float">
            <text:p>0.62</text:p>
          </table:table-cell>
          <table:table-cell office:value-type="float" office:value="4.35" calcext:value-type="float">
            <text:p>4.35</text:p>
          </table:table-cell>
          <table:table-cell table:formula="of:=[.$M$2]-[.M21]" office:value-type="float" office:value="0.77" calcext:value-type="float">
            <text:p>0.77</text:p>
          </table:table-cell>
          <table:table-cell office:value-type="float" office:value="4.13" calcext:value-type="float">
            <text:p>4.13</text:p>
          </table:table-cell>
          <table:table-cell table:style-name="ce9" table:formula="of:=[.$O$2]-[.O21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Blitzwolf red, type-c</text:p>
          </table:table-cell>
          <table:table-cell office:value-type="float" office:value="0.9" calcext:value-type="float">
            <text:p>0.9</text:p>
          </table:table-cell>
          <table:table-cell office:value-type="float" office:value="5.19" calcext:value-type="float">
            <text:p>5.19</text:p>
          </table:table-cell>
          <table:table-cell table:formula="of:=[.$C$2]-[.C24]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formula="of:=[.$E$2]-[.E24]" office:value-type="float" office:value="0.0699999999999994" calcext:value-type="float">
            <text:p>0.069999999999999</text:p>
          </table:table-cell>
          <table:table-cell office:value-type="float" office:value="5.03" calcext:value-type="float">
            <text:p>5.03</text:p>
          </table:table-cell>
          <table:table-cell table:formula="of:=[.$G$2]-[.G24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I$2]-[.I24]" office:value-type="float" office:value="0.2" calcext:value-type="float">
            <text:p>0.2</text:p>
          </table:table-cell>
          <table:table-cell office:value-type="float" office:value="4.87" calcext:value-type="float">
            <text:p>4.87</text:p>
          </table:table-cell>
          <table:table-cell table:formula="of:=[.$K$2]-[.K24]" office:value-type="float" office:value="0.27" calcext:value-type="float">
            <text:p>0.27</text:p>
          </table:table-cell>
          <table:table-cell office:value-type="float" office:value="4.8" calcext:value-type="float">
            <text:p>4.8</text:p>
          </table:table-cell>
          <table:table-cell table:formula="of:=[.$M$2]-[.M24]" office:value-type="float" office:value="0.32" calcext:value-type="float">
            <text:p>0.32</text:p>
          </table:table-cell>
          <table:table-cell office:value-type="float" office:value="4.67" calcext:value-type="float">
            <text:p>4.67</text:p>
          </table:table-cell>
          <table:table-cell table:style-name="ce9" table:formula="of:=[.$O$2]-[.O24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oetech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5]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[.$E$2]-[.E25]" office:value-type="float" office:value="0.0999999999999996" calcext:value-type="float">
            <text:p>0.1</text:p>
          </table:table-cell>
          <table:table-cell office:value-type="float" office:value="4.99" calcext:value-type="float">
            <text:p>4.99</text:p>
          </table:table-cell>
          <table:table-cell table:formula="of:=[.$G$2]-[.G25]" office:value-type="float" office:value="0.17" calcext:value-type="float">
            <text:p>0.17</text:p>
          </table:table-cell>
          <table:table-cell office:value-type="float" office:value="4.89" calcext:value-type="float">
            <text:p>4.89</text:p>
          </table:table-cell>
          <table:table-cell table:formula="of:=[.$I$2]-[.I25]" office:value-type="float" office:value="0.260000000000001" calcext:value-type="float">
            <text:p>0.260000000000001</text:p>
          </table:table-cell>
          <table:table-cell office:value-type="float" office:value="4.79" calcext:value-type="float">
            <text:p>4.79</text:p>
          </table:table-cell>
          <table:table-cell table:formula="of:=[.$K$2]-[.K25]" office:value-type="float" office:value="0.35" calcext:value-type="float">
            <text:p>0.35</text:p>
          </table:table-cell>
          <table:table-cell office:value-type="float" office:value="4.69" calcext:value-type="float">
            <text:p>4.69</text:p>
          </table:table-cell>
          <table:table-cell table:formula="of:=[.$M$2]-[.M25]" office:value-type="float" office:value="0.43" calcext:value-type="float">
            <text:p>0.43</text:p>
          </table:table-cell>
          <table:table-cell office:value-type="float" office:value="4.56" calcext:value-type="float">
            <text:p>4.56</text:p>
          </table:table-cell>
          <table:table-cell table:style-name="ce9" table:formula="of:=[.$O$2]-[.O25]" office:value-type="float" office:value="0.539999999999999" calcext:value-type="float">
            <text:p>0.53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6 exp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6]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[.$E$2]-[.E26]" office:value-type="float" office:value="0.0999999999999996" calcext:value-type="float">
            <text:p>0.1</text:p>
          </table:table-cell>
          <table:table-cell office:value-type="float" office:value="4.98" calcext:value-type="float">
            <text:p>4.98</text:p>
          </table:table-cell>
          <table:table-cell table:formula="of:=[.$G$2]-[.G26]" office:value-type="float" office:value="0.18" calcext:value-type="float">
            <text:p>0.18</text:p>
          </table:table-cell>
          <table:table-cell office:value-type="float" office:value="4.88" calcext:value-type="float">
            <text:p>4.88</text:p>
          </table:table-cell>
          <table:table-cell table:formula="of:=[.$I$2]-[.I26]" office:value-type="float" office:value="0.27" calcext:value-type="float">
            <text:p>0.27</text:p>
          </table:table-cell>
          <table:table-cell office:value-type="float" office:value="4.78" calcext:value-type="float">
            <text:p>4.78</text:p>
          </table:table-cell>
          <table:table-cell table:formula="of:=[.$K$2]-[.K26]" office:value-type="float" office:value="0.359999999999999" calcext:value-type="float">
            <text:p>0.359999999999999</text:p>
          </table:table-cell>
          <table:table-cell office:value-type="float" office:value="4.68" calcext:value-type="float">
            <text:p>4.68</text:p>
          </table:table-cell>
          <table:table-cell table:formula="of:=[.$M$2]-[.M26]" office:value-type="float" office:value="0.44" calcext:value-type="float">
            <text:p>0.44</text:p>
          </table:table-cell>
          <table:table-cell office:value-type="float" office:value="4.58" calcext:value-type="float">
            <text:p>4.58</text:p>
          </table:table-cell>
          <table:table-cell table:style-name="ce9" table:formula="of:=[.$O$2]-[.O26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awei white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7]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formula="of:=[.$E$2]-[.E27]" office:value-type="float" office:value="0.109999999999999" calcext:value-type="float">
            <text:p>0.109999999999999</text:p>
          </table:table-cell>
          <table:table-cell office:value-type="float" office:value="4.96" calcext:value-type="float">
            <text:p>4.96</text:p>
          </table:table-cell>
          <table:table-cell table:formula="of:=[.$G$2]-[.G27]" office:value-type="float" office:value="0.2" calcext:value-type="float">
            <text:p>0.2</text:p>
          </table:table-cell>
          <table:table-cell office:value-type="float" office:value="4.86" calcext:value-type="float">
            <text:p>4.86</text:p>
          </table:table-cell>
          <table:table-cell table:formula="of:=[.$I$2]-[.I27]" office:value-type="float" office:value="0.29" calcext:value-type="float">
            <text:p>0.29</text:p>
          </table:table-cell>
          <table:table-cell office:value-type="float" office:value="4.74" calcext:value-type="float">
            <text:p>4.74</text:p>
          </table:table-cell>
          <table:table-cell table:formula="of:=[.$K$2]-[.K27]" office:value-type="float" office:value="0.4" calcext:value-type="float">
            <text:p>0.4</text:p>
          </table:table-cell>
          <table:table-cell office:value-type="float" office:value="4.63" calcext:value-type="float">
            <text:p>4.63</text:p>
          </table:table-cell>
          <table:table-cell table:formula="of:=[.$M$2]-[.M27]" office:value-type="float" office:value="0.49" calcext:value-type="float">
            <text:p>0.49</text:p>
          </table:table-cell>
          <table:table-cell office:value-type="float" office:value="4.48" calcext:value-type="float">
            <text:p>4.48</text:p>
          </table:table-cell>
          <table:table-cell table:style-name="ce9" table:formula="of:=[.$O$2]-[.O27]" office:value-type="float" office:value="0.619999999999999" calcext:value-type="float">
            <text:p>0.61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5 white, thin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8]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formula="of:=[.$E$2]-[.E28]" office:value-type="float" office:value="0.109999999999999" calcext:value-type="float">
            <text:p>0.109999999999999</text:p>
          </table:table-cell>
          <table:table-cell office:value-type="float" office:value="4.95" calcext:value-type="float">
            <text:p>4.95</text:p>
          </table:table-cell>
          <table:table-cell table:formula="of:=[.$G$2]-[.G28]" office:value-type="float" office:value="0.21" calcext:value-type="float">
            <text:p>0.21</text:p>
          </table:table-cell>
          <table:table-cell office:value-type="float" office:value="4.84" calcext:value-type="float">
            <text:p>4.84</text:p>
          </table:table-cell>
          <table:table-cell table:formula="of:=[.$I$2]-[.I28]" office:value-type="float" office:value="0.31" calcext:value-type="float">
            <text:p>0.31</text:p>
          </table:table-cell>
          <table:table-cell office:value-type="float" office:value="4.72" calcext:value-type="float">
            <text:p>4.72</text:p>
          </table:table-cell>
          <table:table-cell table:formula="of:=[.$K$2]-[.K28]" office:value-type="float" office:value="0.42" calcext:value-type="float">
            <text:p>0.42</text:p>
          </table:table-cell>
          <table:table-cell office:value-type="float" office:value="4.6" calcext:value-type="float">
            <text:p>4.6</text:p>
          </table:table-cell>
          <table:table-cell table:formula="of:=[.$M$2]-[.M28]" office:value-type="float" office:value="0.52" calcext:value-type="float">
            <text:p>0.52</text:p>
          </table:table-cell>
          <table:table-cell office:value-type="float" office:value="4.45" calcext:value-type="float">
            <text:p>4.45</text:p>
          </table:table-cell>
          <table:table-cell table:style-name="ce9" table:formula="of:=[.$O$2]-[.O28]" office:value-type="float" office:value="0.65" calcext:value-type="float">
            <text:p>0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cketbook</text:p>
          </table:table-cell>
          <table:table-cell office:value-type="float" office:value="1" calcext:value-type="float">
            <text:p>1</text:p>
          </table:table-cell>
          <table:table-cell office:value-type="float" office:value="5.18" calcext:value-type="float">
            <text:p>5.18</text:p>
          </table:table-cell>
          <table:table-cell table:formula="of:=[.$C$2]-[.C29]" office:value-type="float" office:value="0.0100000000000007" calcext:value-type="float">
            <text:p>0.010000000000001</text:p>
          </table:table-cell>
          <table:table-cell office:value-type="float" office:value="4.97" calcext:value-type="float">
            <text:p>4.97</text:p>
          </table:table-cell>
          <table:table-cell table:formula="of:=[.$E$2]-[.E29]" office:value-type="float" office:value="0.21" calcext:value-type="float">
            <text:p>0.21</text:p>
          </table:table-cell>
          <table:table-cell office:value-type="float" office:value="4.76" calcext:value-type="float">
            <text:p>4.76</text:p>
          </table:table-cell>
          <table:table-cell table:formula="of:=[.$G$2]-[.G29]" office:value-type="float" office:value="0.4" calcext:value-type="float">
            <text:p>0.4</text:p>
          </table:table-cell>
          <table:table-cell office:value-type="float" office:value="4.55" calcext:value-type="float">
            <text:p>4.55</text:p>
          </table:table-cell>
          <table:table-cell table:formula="of:=[.$I$2]-[.I29]" office:value-type="float" office:value="0.600000000000001" calcext:value-type="float">
            <text:p>0.600000000000001</text:p>
          </table:table-cell>
          <table:table-cell office:value-type="float" office:value="4.35" calcext:value-type="float">
            <text:p>4.35</text:p>
          </table:table-cell>
          <table:table-cell table:formula="of:=[.$K$2]-[.K29]" office:value-type="float" office:value="0.79" calcext:value-type="float">
            <text:p>0.79</text:p>
          </table:table-cell>
          <table:table-cell office:value-type="float" office:value="4.13" calcext:value-type="float">
            <text:p>4.13</text:p>
          </table:table-cell>
          <table:table-cell table:formula="of:=[.$M$2]-[.M29]" office:value-type="float" office:value="0.99" calcext:value-type="float">
            <text:p>0.99</text:p>
          </table:table-cell>
          <table:table-cell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Logitech exp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table:formula="of:=[.$C$2]-[.C30]" office:value-type="float" office:value="0.0300000000000002" calcext:value-type="float">
            <text:p>0.03</text:p>
          </table:table-cell>
          <table:table-cell office:value-type="float" office:value="4.8" calcext:value-type="float">
            <text:p>4.8</text:p>
          </table:table-cell>
          <table:table-cell table:formula="of:=[.$E$2]-[.E30]" office:value-type="float" office:value="0.38" calcext:value-type="float">
            <text:p>0.38</text:p>
          </table:table-cell>
          <table:table-cell office:value-type="float" office:value="4.43" calcext:value-type="float">
            <text:p>4.43</text:p>
          </table:table-cell>
          <table:table-cell table:formula="of:=[.$G$2]-[.G30]" office:value-type="float" office:value="0.73" calcext:value-type="float">
            <text:p>0.73</text:p>
          </table:table-cell>
          <table:table-cell office:value-type="float" office:value="4.06" calcext:value-type="float">
            <text:p>4.06</text:p>
          </table:table-cell>
          <table:table-cell table:formula="of:=[.$I$2]-[.I30]" office:value-type="float" office:value="1.09" calcext:value-type="float">
            <text:p>1.09</text:p>
          </table:table-cell>
          <table:table-cell table:number-columns-repeated="5"/>
          <table:table-cell table:style-name="ce9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argers.A74:Chargers.B8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Cables.A24:Cables.P30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20:47:04.842920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0:07:23.036397916</meta:creation-date>
    <dc:date>2020-01-14T22:49:47.518439207</dc:date>
    <meta:editing-duration>PT2H45M15S</meta:editing-duration>
    <meta:editing-cycles>41</meta:editing-cycles>
    <meta:generator>LibreOffice/6.0.7.3$Linux_X86_64 LibreOffice_project/00m0$Build-3</meta:generator>
    <meta:document-statistic meta:table-count="2" meta:cell-count="56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37cm" svg:height="8.995cm" xlink:href=".." xlink:type="simple" chart:class="chart:bar" chart:style-name="ch1">
        <chart:title svg:x="8.306cm" svg:y="0.315cm" chart:style-name="ch2">
          <text:p>2 Ampers load</text:p>
        </chart:title>
        <chart:legend chart:legend-position="end" svg:x="15.046cm" svg:y="1.459cm" style:legend-expansion="high" chart:style-name="ch3"/>
        <chart:plot-area chart:style-name="ch4" table:cell-range-address="Chargers.A98:Chargers.B109" chart:data-source-has-labels="column" svg:x="1.403cm" svg:y="1.273cm" svg:width="13.251cm" svg:height="7.543cm">
          <chartooo:coordinate-region svg:x="2.13cm" svg:y="1.473cm" svg:width="12.524cm" svg:height="7.144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98:Chargers.B98" chart:label-cell-address="Chargers.A98:Chargers.A98" chart:class="chart:bar">
            <chart:data-point/>
          </chart:series>
          <chart:series chart:style-name="ch10" chart:values-cell-range-address="Chargers.B99:Chargers.B99" chart:label-cell-address="Chargers.A99:Chargers.A99" chart:class="chart:bar">
            <chart:data-point/>
          </chart:series>
          <chart:series chart:style-name="ch11" chart:values-cell-range-address="Chargers.B100:Chargers.B100" chart:label-cell-address="Chargers.A100:Chargers.A100" chart:class="chart:bar">
            <chart:data-point/>
          </chart:series>
          <chart:series chart:style-name="ch12" chart:values-cell-range-address="Chargers.B101:Chargers.B101" chart:label-cell-address="Chargers.A101:Chargers.A101" chart:class="chart:bar">
            <chart:data-point/>
          </chart:series>
          <chart:series chart:style-name="ch13" chart:values-cell-range-address="Chargers.B102:Chargers.B102" chart:label-cell-address="Chargers.A102:Chargers.A102" chart:class="chart:bar">
            <chart:data-point/>
          </chart:series>
          <chart:series chart:style-name="ch14" chart:values-cell-range-address="Chargers.B103:Chargers.B103" chart:label-cell-address="Chargers.A103:Chargers.A103" chart:class="chart:bar">
            <chart:data-point/>
          </chart:series>
          <chart:series chart:style-name="ch15" chart:values-cell-range-address="Chargers.B104:Chargers.B104" chart:label-cell-address="Chargers.A104:Chargers.A104" chart:class="chart:bar">
            <chart:data-point/>
          </chart:series>
          <chart:series chart:style-name="ch16" chart:values-cell-range-address="Chargers.B105:Chargers.B105" chart:label-cell-address="Chargers.A105:Chargers.A105" chart:class="chart:bar">
            <chart:data-point/>
          </chart:series>
          <chart:series chart:style-name="ch17" chart:values-cell-range-address="Chargers.B106:Chargers.B106" chart:label-cell-address="Chargers.A106:Chargers.A106" chart:class="chart:bar">
            <chart:data-point/>
          </chart:series>
          <chart:series chart:style-name="ch18" chart:values-cell-range-address="Chargers.B107:Chargers.B107" chart:label-cell-address="Chargers.A107:Chargers.A107" chart:class="chart:bar">
            <chart:data-point/>
          </chart:series>
          <chart:series chart:style-name="ch19" chart:values-cell-range-address="Chargers.B108:Chargers.B108" chart:label-cell-address="Chargers.A108:Chargers.A108" chart:class="chart:bar">
            <chart:data-point/>
          </chart:series>
          <chart:series chart:style-name="ch20" chart:values-cell-range-address="Chargers.B109:Chargers.B109" chart:label-cell-address="Chargers.A109:Chargers.A109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98:Chargers.A98</svg:desc>
                </draw:g>
              </table:table-cell>
              <table:table-cell office:value-type="float" office:value="5.49">
                <text:p>5.49</text:p>
                <draw:g>
                  <svg:desc>Chargers.B98:Chargers.B98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99:Chargers.A99</svg:desc>
                </draw:g>
              </table:table-cell>
              <table:table-cell office:value-type="float" office:value="5.4">
                <text:p>5.4</text:p>
                <draw:g>
                  <svg:desc>Chargers.B99:Chargers.B99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100:Chargers.A100</svg:desc>
                </draw:g>
              </table:table-cell>
              <table:table-cell office:value-type="float" office:value="5.33">
                <text:p>5.33</text:p>
                <draw:g>
                  <svg:desc>Chargers.B100:Chargers.B100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01:Chargers.A101</svg:desc>
                </draw:g>
              </table:table-cell>
              <table:table-cell office:value-type="float" office:value="5.32">
                <text:p>5.32</text:p>
                <draw:g>
                  <svg:desc>Chargers.B101:Chargers.B101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02:Chargers.A102</svg:desc>
                </draw:g>
              </table:table-cell>
              <table:table-cell office:value-type="float" office:value="5.3">
                <text:p>5.3</text:p>
                <draw:g>
                  <svg:desc>Chargers.B102:Chargers.B102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03:Chargers.A103</svg:desc>
                </draw:g>
              </table:table-cell>
              <table:table-cell office:value-type="float" office:value="5.17">
                <text:p>5.17</text:p>
                <draw:g>
                  <svg:desc>Chargers.B103:Chargers.B103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04:Chargers.A104</svg:desc>
                </draw:g>
              </table:table-cell>
              <table:table-cell office:value-type="float" office:value="5.17">
                <text:p>5.17</text:p>
                <draw:g>
                  <svg:desc>Chargers.B104:Chargers.B10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05:Chargers.A105</svg:desc>
                </draw:g>
              </table:table-cell>
              <table:table-cell office:value-type="float" office:value="5.14">
                <text:p>5.14</text:p>
                <draw:g>
                  <svg:desc>Chargers.B105:Chargers.B105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06:Chargers.A106</svg:desc>
                </draw:g>
              </table:table-cell>
              <table:table-cell office:value-type="float" office:value="5.13">
                <text:p>5.13</text:p>
                <draw:g>
                  <svg:desc>Chargers.B106:Chargers.B106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07:Chargers.A107</svg:desc>
                </draw:g>
              </table:table-cell>
              <table:table-cell office:value-type="float" office:value="5.07">
                <text:p>5.07</text:p>
                <draw:g>
                  <svg:desc>Chargers.B107:Chargers.B107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08:Chargers.A108</svg:desc>
                </draw:g>
              </table:table-cell>
              <table:table-cell office:value-type="float" office:value="5.04">
                <text:p>5.04</text:p>
                <draw:g>
                  <svg:desc>Chargers.B108:Chargers.B108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09:Chargers.A109</svg:desc>
                </draw:g>
              </table:table-cell>
              <table:table-cell office:value-type="float" office:value="NaN">
                <text:p>NaN</text:p>
                <draw:g>
                  <svg:desc>Chargers.B109:Chargers.B10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348cm" svg:height="9.003cm" xlink:href=".." xlink:type="simple" chart:class="chart:bar" chart:style-name="ch1">
        <chart:title svg:x="8.162cm" svg:y="0.316cm" chart:style-name="ch2">
          <text:p>0 Ampers load</text:p>
        </chart:title>
        <chart:legend chart:legend-position="end" svg:x="14.757cm" svg:y="1.463cm" style:legend-expansion="high" chart:style-name="ch3"/>
        <chart:plot-area chart:style-name="ch4" table:cell-range-address="Chargers.A2:Chargers.B13" chart:data-source-has-labels="column" svg:x="1.397cm" svg:y="1.275cm" svg:width="12.974cm" svg:height="7.548cm">
          <chartooo:coordinate-region svg:x="2.124cm" svg:y="1.474cm" svg:width="12.247cm" svg:height="7.15cm"/>
          <chart:axis chart:dimension="x" chart:name="primary-x" chart:style-name="ch5"/>
          <chart:axis chart:dimension="y" chart:name="primary-y" chart:style-name="ch6">
            <chart:title svg:x="0.451cm" svg:y="5.463cm" chart:style-name="ch7">
              <text:p>Volts</text:p>
            </chart:title>
            <chart:grid chart:style-name="ch8" chart:class="major"/>
          </chart:axis>
          <chart:series chart:style-name="ch9" chart:values-cell-range-address="Chargers.B2:Chargers.B2" chart:label-cell-address="Chargers.A2:Chargers.A2" chart:class="chart:bar">
            <chart:data-point/>
          </chart:series>
          <chart:series chart:style-name="ch10" chart:values-cell-range-address="Chargers.B3:Chargers.B3" chart:label-cell-address="Chargers.A3:Chargers.A3" chart:class="chart:bar">
            <chart:data-point/>
          </chart:series>
          <chart:series chart:style-name="ch11" chart:values-cell-range-address="Chargers.B4:Chargers.B4" chart:label-cell-address="Chargers.A4:Chargers.A4" chart:class="chart:bar">
            <chart:data-point/>
          </chart:series>
          <chart:series chart:style-name="ch12" chart:values-cell-range-address="Chargers.B5:Chargers.B5" chart:label-cell-address="Chargers.A5:Chargers.A5" chart:class="chart:bar">
            <chart:data-point/>
          </chart:series>
          <chart:series chart:style-name="ch13" chart:values-cell-range-address="Chargers.B6:Chargers.B6" chart:label-cell-address="Chargers.A6:Chargers.A6" chart:class="chart:bar">
            <chart:data-point/>
          </chart:series>
          <chart:series chart:style-name="ch14" chart:values-cell-range-address="Chargers.B7:Chargers.B7" chart:label-cell-address="Chargers.A7:Chargers.A7" chart:class="chart:bar">
            <chart:data-point/>
          </chart:series>
          <chart:series chart:style-name="ch15" chart:values-cell-range-address="Chargers.B8:Chargers.B8" chart:label-cell-address="Chargers.A8:Chargers.A8" chart:class="chart:bar">
            <chart:data-point/>
          </chart:series>
          <chart:series chart:style-name="ch16" chart:values-cell-range-address="Chargers.B9:Chargers.B9" chart:label-cell-address="Chargers.A9:Chargers.A9" chart:class="chart:bar">
            <chart:data-point/>
          </chart:series>
          <chart:series chart:style-name="ch17" chart:values-cell-range-address="Chargers.B10:Chargers.B10" chart:label-cell-address="Chargers.A10:Chargers.A10" chart:class="chart:bar">
            <chart:data-point/>
          </chart:series>
          <chart:series chart:style-name="ch18" chart:values-cell-range-address="Chargers.B11:Chargers.B11" chart:label-cell-address="Chargers.A11:Chargers.A11" chart:class="chart:bar">
            <chart:data-point chart:style-name="ch19"/>
          </chart:series>
          <chart:series chart:style-name="ch20" chart:values-cell-range-address="Chargers.B12:Chargers.B12" chart:label-cell-address="Chargers.A12:Chargers.A12" chart:class="chart:bar">
            <chart:data-point chart:style-name="ch19"/>
          </chart:series>
          <chart:series chart:style-name="ch21" chart:values-cell-range-address="Chargers.B13:Chargers.B13" chart:label-cell-address="Chargers.A13:Chargers.A13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ina 2-port BY-020</text:p>
                <draw:g>
                  <svg:desc>Chargers.A2:Chargers.A2</svg:desc>
                </draw:g>
              </table:table-cell>
              <table:table-cell office:value-type="float" office:value="5.33">
                <text:p>5.33</text:p>
                <draw:g>
                  <svg:desc>Chargers.B2:Chargers.B2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3:Chargers.A3</svg:desc>
                </draw:g>
              </table:table-cell>
              <table:table-cell office:value-type="float" office:value="5.23">
                <text:p>5.23</text:p>
                <draw:g>
                  <svg:desc>Chargers.B3:Chargers.B3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4:Chargers.A4</svg:desc>
                </draw:g>
              </table:table-cell>
              <table:table-cell office:value-type="float" office:value="5.22">
                <text:p>5.22</text:p>
                <draw:g>
                  <svg:desc>Chargers.B4:Chargers.B4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5:Chargers.A5</svg:desc>
                </draw:g>
              </table:table-cell>
              <table:table-cell office:value-type="float" office:value="5.22">
                <text:p>5.22</text:p>
                <draw:g>
                  <svg:desc>Chargers.B5:Chargers.B5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6:Chargers.A6</svg:desc>
                </draw:g>
              </table:table-cell>
              <table:table-cell office:value-type="float" office:value="5.19">
                <text:p>5.19</text:p>
                <draw:g>
                  <svg:desc>Chargers.B6:Chargers.B6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7:Chargers.A7</svg:desc>
                </draw:g>
              </table:table-cell>
              <table:table-cell office:value-type="float" office:value="5.19">
                <text:p>5.19</text:p>
                <draw:g>
                  <svg:desc>Chargers.B7:Chargers.B7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8:Chargers.A8</svg:desc>
                </draw:g>
              </table:table-cell>
              <table:table-cell office:value-type="float" office:value="5.18">
                <text:p>5.18</text:p>
                <draw:g>
                  <svg:desc>Chargers.B8:Chargers.B8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9:Chargers.A9</svg:desc>
                </draw:g>
              </table:table-cell>
              <table:table-cell office:value-type="float" office:value="5.16">
                <text:p>5.16</text:p>
                <draw:g>
                  <svg:desc>Chargers.B9:Chargers.B9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0:Chargers.A10</svg:desc>
                </draw:g>
              </table:table-cell>
              <table:table-cell office:value-type="float" office:value="5.09">
                <text:p>5.09</text:p>
                <draw:g>
                  <svg:desc>Chargers.B10:Chargers.B10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1:Chargers.A11</svg:desc>
                </draw:g>
              </table:table-cell>
              <table:table-cell office:value-type="float" office:value="5.04">
                <text:p>5.04</text:p>
                <draw:g>
                  <svg:desc>Chargers.B11:Chargers.B11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2:Chargers.A12</svg:desc>
                </draw:g>
              </table:table-cell>
              <table:table-cell office:value-type="float" office:value="5.02">
                <text:p>5.02</text:p>
                <draw:g>
                  <svg:desc>Chargers.B12:Chargers.B12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3:Chargers.A13</svg:desc>
                </draw:g>
              </table:table-cell>
              <table:table-cell office:value-type="float" office:value="4.97">
                <text:p>4.97</text:p>
                <draw:g>
                  <svg:desc>Chargers.B13:Chargers.B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01cm" svg:height="9.02cm" xlink:href=".." xlink:type="simple" chart:class="chart:bar" chart:style-name="ch1">
        <chart:title svg:x="8.053cm" svg:y="0.316cm" chart:style-name="ch2">
          <text:p>0.5 Ampers load</text:p>
        </chart:title>
        <chart:legend chart:legend-position="end" svg:x="14.91cm" svg:y="1.472cm" style:legend-expansion="high" chart:style-name="ch3"/>
        <chart:plot-area chart:style-name="ch4" table:cell-range-address="Chargers.A27:Chargers.B38" chart:data-source-has-labels="column" svg:x="1.401cm" svg:y="1.275cm" svg:width="13.119cm" svg:height="7.565cm">
          <chartooo:coordinate-region svg:x="2.313cm" svg:y="1.275cm" svg:width="12.207cm" svg:height="7.166cm"/>
          <chart:axis chart:dimension="x" chart:name="primary-x" chart:style-name="ch5"/>
          <chart:axis chart:dimension="y" chart:name="primary-y" chart:style-name="ch6">
            <chart:title svg:x="0.451cm" svg:y="5.471cm" chart:style-name="ch7">
              <text:p>Volts</text:p>
            </chart:title>
            <chart:grid chart:style-name="ch8" chart:class="major"/>
          </chart:axis>
          <chart:series chart:style-name="ch9" chart:values-cell-range-address="Chargers.B27:Chargers.B27" chart:label-cell-address="Chargers.A27:Chargers.A27" chart:class="chart:bar">
            <chart:data-point/>
          </chart:series>
          <chart:series chart:style-name="ch10" chart:values-cell-range-address="Chargers.B28:Chargers.B28" chart:label-cell-address="Chargers.A28:Chargers.A28" chart:class="chart:bar">
            <chart:data-point/>
          </chart:series>
          <chart:series chart:style-name="ch11" chart:values-cell-range-address="Chargers.B29:Chargers.B29" chart:label-cell-address="Chargers.A29:Chargers.A29" chart:class="chart:bar">
            <chart:data-point/>
          </chart:series>
          <chart:series chart:style-name="ch12" chart:values-cell-range-address="Chargers.B30:Chargers.B30" chart:label-cell-address="Chargers.A30:Chargers.A30" chart:class="chart:bar">
            <chart:data-point/>
          </chart:series>
          <chart:series chart:style-name="ch13" chart:values-cell-range-address="Chargers.B31:Chargers.B31" chart:label-cell-address="Chargers.A31:Chargers.A31" chart:class="chart:bar">
            <chart:data-point/>
          </chart:series>
          <chart:series chart:style-name="ch14" chart:values-cell-range-address="Chargers.B32:Chargers.B32" chart:label-cell-address="Chargers.A32:Chargers.A32" chart:class="chart:bar">
            <chart:data-point/>
          </chart:series>
          <chart:series chart:style-name="ch15" chart:values-cell-range-address="Chargers.B33:Chargers.B33" chart:label-cell-address="Chargers.A33:Chargers.A33" chart:class="chart:bar">
            <chart:data-point/>
          </chart:series>
          <chart:series chart:style-name="ch16" chart:values-cell-range-address="Chargers.B34:Chargers.B34" chart:label-cell-address="Chargers.A34:Chargers.A34" chart:class="chart:bar">
            <chart:data-point/>
          </chart:series>
          <chart:series chart:style-name="ch17" chart:values-cell-range-address="Chargers.B35:Chargers.B35" chart:label-cell-address="Chargers.A35:Chargers.A35" chart:class="chart:bar">
            <chart:data-point/>
          </chart:series>
          <chart:series chart:style-name="ch18" chart:values-cell-range-address="Chargers.B36:Chargers.B36" chart:label-cell-address="Chargers.A36:Chargers.A36" chart:class="chart:bar">
            <chart:data-point chart:style-name="ch19"/>
          </chart:series>
          <chart:series chart:style-name="ch20" chart:values-cell-range-address="Chargers.B37:Chargers.B37" chart:label-cell-address="Chargers.A37:Chargers.A37" chart:class="chart:bar">
            <chart:data-point/>
          </chart:series>
          <chart:series chart:style-name="ch21" chart:values-cell-range-address="Chargers.B38:Chargers.B38" chart:label-cell-address="Chargers.A38:Chargers.A38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ina 2-port BY-020</text:p>
                <draw:g>
                  <svg:desc>Chargers.A27:Chargers.A27</svg:desc>
                </draw:g>
              </table:table-cell>
              <table:table-cell office:value-type="float" office:value="5.29">
                <text:p>5.29</text:p>
                <draw:g>
                  <svg:desc>Chargers.B27:Chargers.B27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28:Chargers.A28</svg:desc>
                </draw:g>
              </table:table-cell>
              <table:table-cell office:value-type="float" office:value="5.26">
                <text:p>5.26</text:p>
                <draw:g>
                  <svg:desc>Chargers.B28:Chargers.B28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29:Chargers.A29</svg:desc>
                </draw:g>
              </table:table-cell>
              <table:table-cell office:value-type="float" office:value="5.24">
                <text:p>5.24</text:p>
                <draw:g>
                  <svg:desc>Chargers.B29:Chargers.B29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30:Chargers.A30</svg:desc>
                </draw:g>
              </table:table-cell>
              <table:table-cell office:value-type="float" office:value="5.19">
                <text:p>5.19</text:p>
                <draw:g>
                  <svg:desc>Chargers.B30:Chargers.B30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31:Chargers.A31</svg:desc>
                </draw:g>
              </table:table-cell>
              <table:table-cell office:value-type="float" office:value="5.19">
                <text:p>5.19</text:p>
                <draw:g>
                  <svg:desc>Chargers.B31:Chargers.B31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32:Chargers.A32</svg:desc>
                </draw:g>
              </table:table-cell>
              <table:table-cell office:value-type="float" office:value="5.18">
                <text:p>5.18</text:p>
                <draw:g>
                  <svg:desc>Chargers.B32:Chargers.B32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33:Chargers.A33</svg:desc>
                </draw:g>
              </table:table-cell>
              <table:table-cell office:value-type="float" office:value="5.17">
                <text:p>5.17</text:p>
                <draw:g>
                  <svg:desc>Chargers.B33:Chargers.B33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34:Chargers.A34</svg:desc>
                </draw:g>
              </table:table-cell>
              <table:table-cell office:value-type="float" office:value="5.17">
                <text:p>5.17</text:p>
                <draw:g>
                  <svg:desc>Chargers.B34:Chargers.B34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35:Chargers.A35</svg:desc>
                </draw:g>
              </table:table-cell>
              <table:table-cell office:value-type="float" office:value="5.11">
                <text:p>5.11</text:p>
                <draw:g>
                  <svg:desc>Chargers.B35:Chargers.B35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36:Chargers.A36</svg:desc>
                </draw:g>
              </table:table-cell>
              <table:table-cell office:value-type="float" office:value="5.05">
                <text:p>5.05</text:p>
                <draw:g>
                  <svg:desc>Chargers.B36:Chargers.B36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37:Chargers.A37</svg:desc>
                </draw:g>
              </table:table-cell>
              <table:table-cell office:value-type="float" office:value="5.05">
                <text:p>5.05</text:p>
                <draw:g>
                  <svg:desc>Chargers.B37:Chargers.B37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38:Chargers.A38</svg:desc>
                </draw:g>
              </table:table-cell>
              <table:table-cell office:value-type="float" office:value="5.03">
                <text:p>5.03</text:p>
                <draw:g>
                  <svg:desc>Chargers.B38:Chargers.B3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493cm" svg:height="9cm" xlink:href=".." xlink:type="simple" chart:class="chart:bar" chart:style-name="ch1">
        <chart:title svg:x="8.234cm" svg:y="0.316cm" chart:style-name="ch2">
          <text:p>1 Ampers load</text:p>
        </chart:title>
        <chart:legend chart:legend-position="end" svg:x="14.902cm" svg:y="1.462cm" style:legend-expansion="high" chart:style-name="ch3"/>
        <chart:plot-area chart:style-name="ch4" table:cell-range-address="Chargers.A51:Chargers.B62" chart:data-source-has-labels="column" svg:x="1.4cm" svg:y="1.275cm" svg:width="13.113cm" svg:height="7.545cm">
          <chartooo:coordinate-region svg:x="2.312cm" svg:y="1.275cm" svg:width="12.201cm" svg:height="7.147cm"/>
          <chart:axis chart:dimension="x" chart:name="primary-x" chart:style-name="ch5"/>
          <chart:axis chart:dimension="y" chart:name="primary-y" chart:style-name="ch6">
            <chart:title svg:x="0.451cm" svg:y="5.461cm" chart:style-name="ch7">
              <text:p>Volts</text:p>
            </chart:title>
            <chart:grid chart:style-name="ch8" chart:class="major"/>
          </chart:axis>
          <chart:series chart:style-name="ch9" chart:values-cell-range-address="Chargers.B51:Chargers.B51" chart:label-cell-address="Chargers.A51:Chargers.A51" chart:class="chart:bar">
            <chart:data-point/>
          </chart:series>
          <chart:series chart:style-name="ch10" chart:values-cell-range-address="Chargers.B52:Chargers.B52" chart:label-cell-address="Chargers.A52:Chargers.A52" chart:class="chart:bar">
            <chart:data-point/>
          </chart:series>
          <chart:series chart:style-name="ch11" chart:values-cell-range-address="Chargers.B53:Chargers.B53" chart:label-cell-address="Chargers.A53:Chargers.A53" chart:class="chart:bar">
            <chart:data-point/>
          </chart:series>
          <chart:series chart:style-name="ch12" chart:values-cell-range-address="Chargers.B54:Chargers.B54" chart:label-cell-address="Chargers.A54:Chargers.A54" chart:class="chart:bar">
            <chart:data-point/>
          </chart:series>
          <chart:series chart:style-name="ch13" chart:values-cell-range-address="Chargers.B55:Chargers.B55" chart:label-cell-address="Chargers.A55:Chargers.A55" chart:class="chart:bar">
            <chart:data-point/>
          </chart:series>
          <chart:series chart:style-name="ch14" chart:values-cell-range-address="Chargers.B56:Chargers.B56" chart:label-cell-address="Chargers.A56:Chargers.A56" chart:class="chart:bar">
            <chart:data-point/>
          </chart:series>
          <chart:series chart:style-name="ch15" chart:values-cell-range-address="Chargers.B57:Chargers.B57" chart:label-cell-address="Chargers.A57:Chargers.A57" chart:class="chart:bar">
            <chart:data-point/>
          </chart:series>
          <chart:series chart:style-name="ch16" chart:values-cell-range-address="Chargers.B58:Chargers.B58" chart:label-cell-address="Chargers.A58:Chargers.A58" chart:class="chart:bar">
            <chart:data-point/>
          </chart:series>
          <chart:series chart:style-name="ch17" chart:values-cell-range-address="Chargers.B59:Chargers.B59" chart:label-cell-address="Chargers.A59:Chargers.A59" chart:class="chart:bar">
            <chart:data-point/>
          </chart:series>
          <chart:series chart:style-name="ch18" chart:values-cell-range-address="Chargers.B60:Chargers.B60" chart:label-cell-address="Chargers.A60:Chargers.A60" chart:class="chart:bar">
            <chart:data-point/>
          </chart:series>
          <chart:series chart:style-name="ch19" chart:values-cell-range-address="Chargers.B61:Chargers.B61" chart:label-cell-address="Chargers.A61:Chargers.A61" chart:class="chart:bar">
            <chart:data-point/>
          </chart:series>
          <chart:series chart:style-name="ch20" chart:values-cell-range-address="Chargers.B62:Chargers.B62" chart:label-cell-address="Chargers.A62:Chargers.A62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Xiaomi MPY-08-EF</text:p>
                <draw:g>
                  <svg:desc>Chargers.A51:Chargers.A51</svg:desc>
                </draw:g>
              </table:table-cell>
              <table:table-cell office:value-type="float" office:value="5.32">
                <text:p>5.32</text:p>
                <draw:g>
                  <svg:desc>Chargers.B51:Chargers.B51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52:Chargers.A52</svg:desc>
                </draw:g>
              </table:table-cell>
              <table:table-cell office:value-type="float" office:value="5.26">
                <text:p>5.26</text:p>
                <draw:g>
                  <svg:desc>Chargers.B52:Chargers.B52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53:Chargers.A53</svg:desc>
                </draw:g>
              </table:table-cell>
              <table:table-cell office:value-type="float" office:value="5.24">
                <text:p>5.24</text:p>
                <draw:g>
                  <svg:desc>Chargers.B53:Chargers.B53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54:Chargers.A54</svg:desc>
                </draw:g>
              </table:table-cell>
              <table:table-cell office:value-type="float" office:value="5.24">
                <text:p>5.24</text:p>
                <draw:g>
                  <svg:desc>Chargers.B54:Chargers.B54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55:Chargers.A55</svg:desc>
                </draw:g>
              </table:table-cell>
              <table:table-cell office:value-type="float" office:value="5.24">
                <text:p>5.24</text:p>
                <draw:g>
                  <svg:desc>Chargers.B55:Chargers.B55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56:Chargers.A56</svg:desc>
                </draw:g>
              </table:table-cell>
              <table:table-cell office:value-type="float" office:value="5.16">
                <text:p>5.16</text:p>
                <draw:g>
                  <svg:desc>Chargers.B56:Chargers.B56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57:Chargers.A57</svg:desc>
                </draw:g>
              </table:table-cell>
              <table:table-cell office:value-type="float" office:value="5.16">
                <text:p>5.16</text:p>
                <draw:g>
                  <svg:desc>Chargers.B57:Chargers.B57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58:Chargers.A58</svg:desc>
                </draw:g>
              </table:table-cell>
              <table:table-cell office:value-type="float" office:value="5.15">
                <text:p>5.15</text:p>
                <draw:g>
                  <svg:desc>Chargers.B58:Chargers.B58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59:Chargers.A59</svg:desc>
                </draw:g>
              </table:table-cell>
              <table:table-cell office:value-type="float" office:value="5.14">
                <text:p>5.14</text:p>
                <draw:g>
                  <svg:desc>Chargers.B59:Chargers.B59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60:Chargers.A60</svg:desc>
                </draw:g>
              </table:table-cell>
              <table:table-cell office:value-type="float" office:value="5.1">
                <text:p>5.1</text:p>
                <draw:g>
                  <svg:desc>Chargers.B60:Chargers.B60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61:Chargers.A61</svg:desc>
                </draw:g>
              </table:table-cell>
              <table:table-cell office:value-type="float" office:value="5.08">
                <text:p>5.08</text:p>
                <draw:g>
                  <svg:desc>Chargers.B61:Chargers.B61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62:Chargers.A62</svg:desc>
                </draw:g>
              </table:table-cell>
              <table:table-cell office:value-type="float" office:value="NaN">
                <text:p>NaN</text:p>
                <draw:g>
                  <svg:desc>Chargers.B62:Chargers.B6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56cm" svg:height="9.009cm" xlink:href=".." xlink:type="simple" chart:class="chart:bar" chart:style-name="ch1">
        <chart:title svg:x="8.081cm" svg:y="0.316cm" chart:style-name="ch2">
          <text:p>1.5 Ampers load</text:p>
        </chart:title>
        <chart:legend chart:legend-position="end" svg:x="14.965cm" svg:y="1.466cm" style:legend-expansion="high" chart:style-name="ch3"/>
        <chart:plot-area chart:style-name="ch4" table:cell-range-address="Chargers.A74:Chargers.B85" chart:data-source-has-labels="column" svg:x="1.402cm" svg:y="1.275cm" svg:width="13.172cm" svg:height="7.554cm">
          <chartooo:coordinate-region svg:x="2.129cm" svg:y="1.474cm" svg:width="12.445cm" svg:height="7.156cm"/>
          <chart:axis chart:dimension="x" chart:name="primary-x" chart:style-name="ch5"/>
          <chart:axis chart:dimension="y" chart:name="primary-y" chart:style-name="ch6">
            <chart:title svg:x="0.451cm" svg:y="5.466cm" chart:style-name="ch7">
              <text:p>Volts</text:p>
            </chart:title>
            <chart:grid chart:style-name="ch8" chart:class="major"/>
          </chart:axis>
          <chart:series chart:style-name="ch9" chart:values-cell-range-address="Chargers.B74:Chargers.B74" chart:label-cell-address="Chargers.A74:Chargers.A74" chart:class="chart:bar">
            <chart:data-point/>
          </chart:series>
          <chart:series chart:style-name="ch10" chart:values-cell-range-address="Chargers.B75:Chargers.B75" chart:label-cell-address="Chargers.A75:Chargers.A75" chart:class="chart:bar">
            <chart:data-point/>
          </chart:series>
          <chart:series chart:style-name="ch11" chart:values-cell-range-address="Chargers.B76:Chargers.B76" chart:label-cell-address="Chargers.A76:Chargers.A76" chart:class="chart:bar">
            <chart:data-point/>
          </chart:series>
          <chart:series chart:style-name="ch12" chart:values-cell-range-address="Chargers.B77:Chargers.B77" chart:label-cell-address="Chargers.A77:Chargers.A77" chart:class="chart:bar">
            <chart:data-point/>
          </chart:series>
          <chart:series chart:style-name="ch13" chart:values-cell-range-address="Chargers.B78:Chargers.B78" chart:label-cell-address="Chargers.A78:Chargers.A78" chart:class="chart:bar">
            <chart:data-point/>
          </chart:series>
          <chart:series chart:style-name="ch14" chart:values-cell-range-address="Chargers.B79:Chargers.B79" chart:label-cell-address="Chargers.A79:Chargers.A79" chart:class="chart:bar">
            <chart:data-point/>
          </chart:series>
          <chart:series chart:style-name="ch15" chart:values-cell-range-address="Chargers.B80:Chargers.B80" chart:label-cell-address="Chargers.A80:Chargers.A80" chart:class="chart:bar">
            <chart:data-point/>
          </chart:series>
          <chart:series chart:style-name="ch16" chart:values-cell-range-address="Chargers.B81:Chargers.B81" chart:label-cell-address="Chargers.A81:Chargers.A81" chart:class="chart:bar">
            <chart:data-point/>
          </chart:series>
          <chart:series chart:style-name="ch17" chart:values-cell-range-address="Chargers.B82:Chargers.B82" chart:label-cell-address="Chargers.A82:Chargers.A82" chart:class="chart:bar">
            <chart:data-point/>
          </chart:series>
          <chart:series chart:style-name="ch18" chart:values-cell-range-address="Chargers.B83:Chargers.B83" chart:label-cell-address="Chargers.A83:Chargers.A83" chart:class="chart:bar">
            <chart:data-point/>
          </chart:series>
          <chart:series chart:style-name="ch19" chart:values-cell-range-address="Chargers.B84:Chargers.B84" chart:label-cell-address="Chargers.A84:Chargers.A84" chart:class="chart:bar">
            <chart:data-point/>
          </chart:series>
          <chart:series chart:style-name="ch20" chart:values-cell-range-address="Chargers.B85:Chargers.B85" chart:label-cell-address="Chargers.A85:Chargers.A8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74:Chargers.A74</svg:desc>
                </draw:g>
              </table:table-cell>
              <table:table-cell office:value-type="float" office:value="5.4">
                <text:p>5.4</text:p>
                <draw:g>
                  <svg:desc>Chargers.B74:Chargers.B74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75:Chargers.A75</svg:desc>
                </draw:g>
              </table:table-cell>
              <table:table-cell office:value-type="float" office:value="5.33">
                <text:p>5.33</text:p>
                <draw:g>
                  <svg:desc>Chargers.B75:Chargers.B75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76:Chargers.A76</svg:desc>
                </draw:g>
              </table:table-cell>
              <table:table-cell office:value-type="float" office:value="5.28">
                <text:p>5.28</text:p>
                <draw:g>
                  <svg:desc>Chargers.B76:Chargers.B76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77:Chargers.A77</svg:desc>
                </draw:g>
              </table:table-cell>
              <table:table-cell office:value-type="float" office:value="5.26">
                <text:p>5.26</text:p>
                <draw:g>
                  <svg:desc>Chargers.B77:Chargers.B77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78:Chargers.A78</svg:desc>
                </draw:g>
              </table:table-cell>
              <table:table-cell office:value-type="float" office:value="5.25">
                <text:p>5.25</text:p>
                <draw:g>
                  <svg:desc>Chargers.B78:Chargers.B78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79:Chargers.A79</svg:desc>
                </draw:g>
              </table:table-cell>
              <table:table-cell office:value-type="float" office:value="5.2">
                <text:p>5.2</text:p>
                <draw:g>
                  <svg:desc>Chargers.B79:Chargers.B79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80:Chargers.A80</svg:desc>
                </draw:g>
              </table:table-cell>
              <table:table-cell office:value-type="float" office:value="5.15">
                <text:p>5.15</text:p>
                <draw:g>
                  <svg:desc>Chargers.B80:Chargers.B80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81:Chargers.A81</svg:desc>
                </draw:g>
              </table:table-cell>
              <table:table-cell office:value-type="float" office:value="5.14">
                <text:p>5.14</text:p>
                <draw:g>
                  <svg:desc>Chargers.B81:Chargers.B81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82:Chargers.A82</svg:desc>
                </draw:g>
              </table:table-cell>
              <table:table-cell office:value-type="float" office:value="5.13">
                <text:p>5.13</text:p>
                <draw:g>
                  <svg:desc>Chargers.B82:Chargers.B82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83:Chargers.A83</svg:desc>
                </draw:g>
              </table:table-cell>
              <table:table-cell office:value-type="float" office:value="5.13">
                <text:p>5.13</text:p>
                <draw:g>
                  <svg:desc>Chargers.B83:Chargers.B83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84:Chargers.A84</svg:desc>
                </draw:g>
              </table:table-cell>
              <table:table-cell office:value-type="float" office:value="5.09">
                <text:p>5.09</text:p>
                <draw:g>
                  <svg:desc>Chargers.B84:Chargers.B84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85:Chargers.A85</svg:desc>
                </draw:g>
              </table:table-cell>
              <table:table-cell office:value-type="float" office:value="NaN">
                <text:p>NaN</text:p>
                <draw:g>
                  <svg:desc>Chargers.B85:Chargers.B8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01cm" svg:height="8.995cm" xlink:href=".." xlink:type="simple" chart:class="chart:bar" chart:style-name="ch1">
        <chart:title svg:x="8.053cm" svg:y="0.315cm" chart:style-name="ch2">
          <text:p>2.5 Ampers load</text:p>
        </chart:title>
        <chart:legend chart:legend-position="end" svg:x="14.91cm" svg:y="1.459cm" style:legend-expansion="high" chart:style-name="ch3"/>
        <chart:plot-area chart:style-name="ch4" table:cell-range-address="Chargers.A120:Chargers.B131" chart:data-source-has-labels="column" svg:x="1.401cm" svg:y="1.273cm" svg:width="13.119cm" svg:height="7.543cm">
          <chartooo:coordinate-region svg:x="2.128cm" svg:y="1.472cm" svg:width="12.392cm" svg:height="7.145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120:Chargers.B120" chart:label-cell-address="Chargers.A120:Chargers.A120" chart:class="chart:bar">
            <chart:data-point/>
          </chart:series>
          <chart:series chart:style-name="ch10" chart:values-cell-range-address="Chargers.B121:Chargers.B121" chart:label-cell-address="Chargers.A121:Chargers.A121" chart:class="chart:bar">
            <chart:data-point/>
          </chart:series>
          <chart:series chart:style-name="ch11" chart:values-cell-range-address="Chargers.B122:Chargers.B122" chart:label-cell-address="Chargers.A122:Chargers.A122" chart:class="chart:bar">
            <chart:data-point/>
          </chart:series>
          <chart:series chart:style-name="ch12" chart:values-cell-range-address="Chargers.B123:Chargers.B123" chart:label-cell-address="Chargers.A123:Chargers.A123" chart:class="chart:bar">
            <chart:data-point/>
          </chart:series>
          <chart:series chart:style-name="ch13" chart:values-cell-range-address="Chargers.B124:Chargers.B124" chart:label-cell-address="Chargers.A124:Chargers.A124" chart:class="chart:bar">
            <chart:data-point/>
          </chart:series>
          <chart:series chart:style-name="ch14" chart:values-cell-range-address="Chargers.B125:Chargers.B125" chart:label-cell-address="Chargers.A125:Chargers.A125" chart:class="chart:bar">
            <chart:data-point/>
          </chart:series>
          <chart:series chart:style-name="ch15" chart:values-cell-range-address="Chargers.B126:Chargers.B126" chart:label-cell-address="Chargers.A126:Chargers.A126" chart:class="chart:bar">
            <chart:data-point/>
          </chart:series>
          <chart:series chart:style-name="ch16" chart:values-cell-range-address="Chargers.B127:Chargers.B127" chart:label-cell-address="Chargers.A127:Chargers.A127" chart:class="chart:bar">
            <chart:data-point/>
          </chart:series>
          <chart:series chart:style-name="ch17" chart:values-cell-range-address="Chargers.B128:Chargers.B128" chart:label-cell-address="Chargers.A128:Chargers.A128" chart:class="chart:bar">
            <chart:data-point/>
          </chart:series>
          <chart:series chart:style-name="ch18" chart:values-cell-range-address="Chargers.B129:Chargers.B129" chart:label-cell-address="Chargers.A129:Chargers.A129" chart:class="chart:bar">
            <chart:data-point/>
          </chart:series>
          <chart:series chart:style-name="ch19" chart:values-cell-range-address="Chargers.B130:Chargers.B130" chart:label-cell-address="Chargers.A130:Chargers.A130" chart:class="chart:bar">
            <chart:data-point/>
          </chart:series>
          <chart:series chart:style-name="ch20" chart:values-cell-range-address="Chargers.B131:Chargers.B131" chart:label-cell-address="Chargers.A131:Chargers.A131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120:Chargers.A120</svg:desc>
                </draw:g>
              </table:table-cell>
              <table:table-cell office:value-type="float" office:value="5.46">
                <text:p>5.46</text:p>
                <draw:g>
                  <svg:desc>Chargers.B120:Chargers.B120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21:Chargers.A121</svg:desc>
                </draw:g>
              </table:table-cell>
              <table:table-cell office:value-type="float" office:value="5.32">
                <text:p>5.32</text:p>
                <draw:g>
                  <svg:desc>Chargers.B121:Chargers.B121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122:Chargers.A122</svg:desc>
                </draw:g>
              </table:table-cell>
              <table:table-cell office:value-type="float" office:value="5.3">
                <text:p>5.3</text:p>
                <draw:g>
                  <svg:desc>Chargers.B122:Chargers.B122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23:Chargers.A123</svg:desc>
                </draw:g>
              </table:table-cell>
              <table:table-cell office:value-type="float" office:value="5.2">
                <text:p>5.2</text:p>
                <draw:g>
                  <svg:desc>Chargers.B123:Chargers.B123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24:Chargers.A124</svg:desc>
                </draw:g>
              </table:table-cell>
              <table:table-cell office:value-type="float" office:value="5.13">
                <text:p>5.13</text:p>
                <draw:g>
                  <svg:desc>Chargers.B124:Chargers.B12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25:Chargers.A125</svg:desc>
                </draw:g>
              </table:table-cell>
              <table:table-cell office:value-type="float" office:value="5.12">
                <text:p>5.12</text:p>
                <draw:g>
                  <svg:desc>Chargers.B125:Chargers.B125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26:Chargers.A126</svg:desc>
                </draw:g>
              </table:table-cell>
              <table:table-cell office:value-type="float" office:value="5.06">
                <text:p>5.06</text:p>
                <draw:g>
                  <svg:desc>Chargers.B126:Chargers.B126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27:Chargers.A127</svg:desc>
                </draw:g>
              </table:table-cell>
              <table:table-cell office:value-type="float" office:value="5.04">
                <text:p>5.04</text:p>
                <draw:g>
                  <svg:desc>Chargers.B127:Chargers.B127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28:Chargers.A128</svg:desc>
                </draw:g>
              </table:table-cell>
              <table:table-cell office:value-type="float" office:value="5">
                <text:p>5</text:p>
                <draw:g>
                  <svg:desc>Chargers.B128:Chargers.B128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29:Chargers.A129</svg:desc>
                </draw:g>
              </table:table-cell>
              <table:table-cell office:value-type="float" office:value="NaN">
                <text:p>NaN</text:p>
                <draw:g>
                  <svg:desc>Chargers.B129:Chargers.B129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30:Chargers.A130</svg:desc>
                </draw:g>
              </table:table-cell>
              <table:table-cell office:value-type="float" office:value="NaN">
                <text:p>NaN</text:p>
                <draw:g>
                  <svg:desc>Chargers.B130:Chargers.B130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31:Chargers.A131</svg:desc>
                </draw:g>
              </table:table-cell>
              <table:table-cell office:value-type="float" office:value="NaN">
                <text:p>NaN</text:p>
                <draw:g>
                  <svg:desc>Chargers.B131:Chargers.B13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44cm" svg:height="8.994cm" xlink:href=".." xlink:type="simple" chart:class="chart:bar" chart:style-name="ch1">
        <chart:title svg:x="8.31cm" svg:y="0.315cm" chart:style-name="ch2">
          <text:p>3 Ampers load</text:p>
        </chart:title>
        <chart:legend chart:legend-position="end" svg:x="15.053cm" svg:y="1.459cm" style:legend-expansion="high" chart:style-name="ch3"/>
        <chart:plot-area chart:style-name="ch4" table:cell-range-address="Chargers.A142:Chargers.B153" chart:data-source-has-labels="column" svg:x="1.403cm" svg:y="1.273cm" svg:width="13.258cm" svg:height="7.542cm">
          <chartooo:coordinate-region svg:x="2.13cm" svg:y="1.472cm" svg:width="12.531cm" svg:height="7.144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142:Chargers.B142" chart:label-cell-address="Chargers.A142:Chargers.A142" chart:class="chart:bar">
            <chart:data-point/>
          </chart:series>
          <chart:series chart:style-name="ch10" chart:values-cell-range-address="Chargers.B143:Chargers.B143" chart:label-cell-address="Chargers.A143:Chargers.A143" chart:class="chart:bar">
            <chart:data-point/>
          </chart:series>
          <chart:series chart:style-name="ch11" chart:values-cell-range-address="Chargers.B144:Chargers.B144" chart:label-cell-address="Chargers.A144:Chargers.A144" chart:class="chart:bar">
            <chart:data-point/>
          </chart:series>
          <chart:series chart:style-name="ch12" chart:values-cell-range-address="Chargers.B145:Chargers.B145" chart:label-cell-address="Chargers.A145:Chargers.A145" chart:class="chart:bar">
            <chart:data-point/>
          </chart:series>
          <chart:series chart:style-name="ch13" chart:values-cell-range-address="Chargers.B146:Chargers.B146" chart:label-cell-address="Chargers.A146:Chargers.A146" chart:class="chart:bar">
            <chart:data-point/>
          </chart:series>
          <chart:series chart:style-name="ch14" chart:values-cell-range-address="Chargers.B147:Chargers.B147" chart:label-cell-address="Chargers.A147:Chargers.A147" chart:class="chart:bar">
            <chart:data-point/>
          </chart:series>
          <chart:series chart:style-name="ch15" chart:values-cell-range-address="Chargers.B148:Chargers.B148" chart:label-cell-address="Chargers.A148:Chargers.A148" chart:class="chart:bar">
            <chart:data-point/>
          </chart:series>
          <chart:series chart:style-name="ch16" chart:values-cell-range-address="Chargers.B149:Chargers.B149" chart:label-cell-address="Chargers.A149:Chargers.A149" chart:class="chart:bar">
            <chart:data-point/>
          </chart:series>
          <chart:series chart:style-name="ch17" chart:values-cell-range-address="Chargers.B150:Chargers.B150" chart:label-cell-address="Chargers.A150:Chargers.A150" chart:class="chart:bar">
            <chart:data-point/>
          </chart:series>
          <chart:series chart:style-name="ch18" chart:values-cell-range-address="Chargers.B151:Chargers.B151" chart:label-cell-address="Chargers.A151:Chargers.A151" chart:class="chart:bar">
            <chart:data-point/>
          </chart:series>
          <chart:series chart:style-name="ch19" chart:values-cell-range-address="Chargers.B152:Chargers.B152" chart:label-cell-address="Chargers.A152:Chargers.A152" chart:class="chart:bar">
            <chart:data-point/>
          </chart:series>
          <chart:series chart:style-name="ch20" chart:values-cell-range-address="Chargers.B153:Chargers.B153" chart:label-cell-address="Chargers.A153:Chargers.A153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litzwulf BW-S7 QC port</text:p>
                <draw:g>
                  <svg:desc>Chargers.A142:Chargers.A142</svg:desc>
                </draw:g>
              </table:table-cell>
              <table:table-cell office:value-type="float" office:value="5.31">
                <text:p>5.31</text:p>
                <draw:g>
                  <svg:desc>Chargers.B142:Chargers.B142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43:Chargers.A143</svg:desc>
                </draw:g>
              </table:table-cell>
              <table:table-cell office:value-type="float" office:value="5.23">
                <text:p>5.23</text:p>
                <draw:g>
                  <svg:desc>Chargers.B143:Chargers.B143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44:Chargers.A144</svg:desc>
                </draw:g>
              </table:table-cell>
              <table:table-cell office:value-type="float" office:value="5.1">
                <text:p>5.1</text:p>
                <draw:g>
                  <svg:desc>Chargers.B144:Chargers.B14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45:Chargers.A145</svg:desc>
                </draw:g>
              </table:table-cell>
              <table:table-cell office:value-type="float" office:value="5.1">
                <text:p>5.1</text:p>
                <draw:g>
                  <svg:desc>Chargers.B145:Chargers.B145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46:Chargers.A146</svg:desc>
                </draw:g>
              </table:table-cell>
              <table:table-cell office:value-type="float" office:value="5.01">
                <text:p>5.01</text:p>
                <draw:g>
                  <svg:desc>Chargers.B146:Chargers.B146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47:Chargers.A147</svg:desc>
                </draw:g>
              </table:table-cell>
              <table:table-cell office:value-type="float" office:value="4.93">
                <text:p>4.93</text:p>
                <draw:g>
                  <svg:desc>Chargers.B147:Chargers.B147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48:Chargers.A148</svg:desc>
                </draw:g>
              </table:table-cell>
              <table:table-cell office:value-type="float" office:value="NaN">
                <text:p>NaN</text:p>
                <draw:g>
                  <svg:desc>Chargers.B148:Chargers.B148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49:Chargers.A149</svg:desc>
                </draw:g>
              </table:table-cell>
              <table:table-cell office:value-type="float" office:value="NaN">
                <text:p>NaN</text:p>
                <draw:g>
                  <svg:desc>Chargers.B149:Chargers.B149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50:Chargers.A150</svg:desc>
                </draw:g>
              </table:table-cell>
              <table:table-cell office:value-type="float" office:value="NaN">
                <text:p>NaN</text:p>
                <draw:g>
                  <svg:desc>Chargers.B150:Chargers.B150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51:Chargers.A151</svg:desc>
                </draw:g>
              </table:table-cell>
              <table:table-cell office:value-type="float" office:value="NaN">
                <text:p>NaN</text:p>
                <draw:g>
                  <svg:desc>Chargers.B151:Chargers.B151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52:Chargers.A152</svg:desc>
                </draw:g>
              </table:table-cell>
              <table:table-cell office:value-type="float" office:value="NaN">
                <text:p>NaN</text:p>
                <draw:g>
                  <svg:desc>Chargers.B152:Chargers.B152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53:Chargers.A153</svg:desc>
                </draw:g>
              </table:table-cell>
              <table:table-cell office:value-type="float" office:value="NaN">
                <text:p>NaN</text:p>
                <draw:g>
                  <svg:desc>Chargers.B153:Chargers.B15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.8" chart:maximum="5.2" chart:interval-major="0.1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37cm" svg:height="9cm" xlink:href=".." xlink:type="simple" chart:class="chart:bar" chart:style-name="ch1">
        <chart:title svg:x="8.071cm" svg:y="0.316cm" chart:style-name="ch2">
          <text:p>3.5 Ampers load</text:p>
        </chart:title>
        <chart:legend chart:legend-position="end" svg:x="14.946cm" svg:y="1.462cm" style:legend-expansion="high" chart:style-name="ch3"/>
        <chart:plot-area chart:style-name="ch4" table:cell-range-address="Chargers.A165:Chargers.B176" chart:data-source-has-labels="column" svg:x="1.401cm" svg:y="1.275cm" svg:width="13.155cm" svg:height="7.545cm">
          <chartooo:coordinate-region svg:x="2.128cm" svg:y="1.474cm" svg:width="12.428cm" svg:height="7.147cm"/>
          <chart:axis chart:dimension="x" chart:name="primary-x" chart:style-name="ch5"/>
          <chart:axis chart:dimension="y" chart:name="primary-y" chart:style-name="ch6">
            <chart:title svg:x="0.451cm" svg:y="5.461cm" chart:style-name="ch7">
              <text:p>Volts</text:p>
            </chart:title>
            <chart:grid chart:style-name="ch8" chart:class="major"/>
          </chart:axis>
          <chart:series chart:style-name="ch9" chart:values-cell-range-address="Chargers.B165:Chargers.B165" chart:label-cell-address="Chargers.A165:Chargers.A165" chart:class="chart:bar">
            <chart:data-point/>
          </chart:series>
          <chart:series chart:style-name="ch10" chart:values-cell-range-address="Chargers.B166:Chargers.B166" chart:label-cell-address="Chargers.A166:Chargers.A166" chart:class="chart:bar">
            <chart:data-point/>
          </chart:series>
          <chart:series chart:style-name="ch11" chart:values-cell-range-address="Chargers.B167:Chargers.B167" chart:label-cell-address="Chargers.A167:Chargers.A167" chart:class="chart:bar">
            <chart:data-point/>
          </chart:series>
          <chart:series chart:style-name="ch12" chart:values-cell-range-address="Chargers.B168:Chargers.B168" chart:label-cell-address="Chargers.A168:Chargers.A168" chart:class="chart:bar">
            <chart:data-point/>
          </chart:series>
          <chart:series chart:style-name="ch13" chart:values-cell-range-address="Chargers.B169:Chargers.B169" chart:label-cell-address="Chargers.A169:Chargers.A169" chart:class="chart:bar">
            <chart:data-point/>
          </chart:series>
          <chart:series chart:style-name="ch14" chart:values-cell-range-address="Chargers.B170:Chargers.B170" chart:label-cell-address="Chargers.A170:Chargers.A170" chart:class="chart:bar">
            <chart:data-point/>
          </chart:series>
          <chart:series chart:style-name="ch15" chart:values-cell-range-address="Chargers.B171:Chargers.B171" chart:label-cell-address="Chargers.A171:Chargers.A171" chart:class="chart:bar">
            <chart:data-point/>
          </chart:series>
          <chart:series chart:style-name="ch16" chart:values-cell-range-address="Chargers.B172:Chargers.B172" chart:label-cell-address="Chargers.A172:Chargers.A172" chart:class="chart:bar">
            <chart:data-point/>
          </chart:series>
          <chart:series chart:style-name="ch17" chart:values-cell-range-address="Chargers.B173:Chargers.B173" chart:label-cell-address="Chargers.A173:Chargers.A173" chart:class="chart:bar">
            <chart:data-point/>
          </chart:series>
          <chart:series chart:style-name="ch18" chart:values-cell-range-address="Chargers.B174:Chargers.B174" chart:label-cell-address="Chargers.A174:Chargers.A174" chart:class="chart:bar">
            <chart:data-point/>
          </chart:series>
          <chart:series chart:style-name="ch19" chart:values-cell-range-address="Chargers.B175:Chargers.B175" chart:label-cell-address="Chargers.A175:Chargers.A175" chart:class="chart:bar">
            <chart:data-point/>
          </chart:series>
          <chart:series chart:style-name="ch20" chart:values-cell-range-address="Chargers.B176:Chargers.B176" chart:label-cell-address="Chargers.A176:Chargers.A176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litzwulf BW-S7 QC port</text:p>
                <draw:g>
                  <svg:desc>Chargers.A165:Chargers.A165</svg:desc>
                </draw:g>
              </table:table-cell>
              <table:table-cell office:value-type="float" office:value="4.98">
                <text:p>4.98</text:p>
                <draw:g>
                  <svg:desc>Chargers.B165:Chargers.B165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66:Chargers.A166</svg:desc>
                </draw:g>
              </table:table-cell>
              <table:table-cell office:value-type="float" office:value="4.98">
                <text:p>4.98</text:p>
                <draw:g>
                  <svg:desc>Chargers.B166:Chargers.B166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67:Chargers.A167</svg:desc>
                </draw:g>
              </table:table-cell>
              <table:table-cell office:value-type="float" office:value="NaN">
                <text:p>NaN</text:p>
                <draw:g>
                  <svg:desc>Chargers.B167:Chargers.B167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68:Chargers.A168</svg:desc>
                </draw:g>
              </table:table-cell>
              <table:table-cell office:value-type="float" office:value="NaN">
                <text:p>NaN</text:p>
                <draw:g>
                  <svg:desc>Chargers.B168:Chargers.B168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69:Chargers.A169</svg:desc>
                </draw:g>
              </table:table-cell>
              <table:table-cell office:value-type="float" office:value="NaN">
                <text:p>NaN</text:p>
                <draw:g>
                  <svg:desc>Chargers.B169:Chargers.B169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70:Chargers.A170</svg:desc>
                </draw:g>
              </table:table-cell>
              <table:table-cell office:value-type="float" office:value="NaN">
                <text:p>NaN</text:p>
                <draw:g>
                  <svg:desc>Chargers.B170:Chargers.B170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71:Chargers.A171</svg:desc>
                </draw:g>
              </table:table-cell>
              <table:table-cell office:value-type="float" office:value="NaN">
                <text:p>NaN</text:p>
                <draw:g>
                  <svg:desc>Chargers.B171:Chargers.B171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72:Chargers.A172</svg:desc>
                </draw:g>
              </table:table-cell>
              <table:table-cell office:value-type="float" office:value="NaN">
                <text:p>NaN</text:p>
                <draw:g>
                  <svg:desc>Chargers.B172:Chargers.B172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73:Chargers.A173</svg:desc>
                </draw:g>
              </table:table-cell>
              <table:table-cell office:value-type="float" office:value="NaN">
                <text:p>NaN</text:p>
                <draw:g>
                  <svg:desc>Chargers.B173:Chargers.B173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74:Chargers.A174</svg:desc>
                </draw:g>
              </table:table-cell>
              <table:table-cell office:value-type="float" office:value="NaN">
                <text:p>NaN</text:p>
                <draw:g>
                  <svg:desc>Chargers.B174:Chargers.B174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75:Chargers.A175</svg:desc>
                </draw:g>
              </table:table-cell>
              <table:table-cell office:value-type="float" office:value="NaN">
                <text:p>NaN</text:p>
                <draw:g>
                  <svg:desc>Chargers.B175:Chargers.B175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76:Chargers.A176</svg:desc>
                </draw:g>
              </table:table-cell>
              <table:table-cell office:value-type="float" office:value="NaN">
                <text:p>NaN</text:p>
                <draw:g>
                  <svg:desc>Chargers.B176:Chargers.B17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5e8ac7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Cables.A4:Cables.A11 Cables.C1:Cables.C1 Cables.D4:Cables.D11 Cables.E1:Cables.E1 Cables.F4:Cables.F11 Cables.G1:Cables.G1 Cables.H4:Cables.H11 Cables.I1:Cables.I1 Cables.J4:Cables.J11 Cables.K1:Cables.K1 Cables.L4:Cables.L11 Cables.M1:Cables.M1 Cables.N4:Cables.N11 Cables.O1:Cables.O1 Cables.P4:Cables.P1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